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07cm" fo:margin-left="0cm" table:align="left"/>
    </style:style>
    <style:style style:name="Tabela1.A" style:family="table-column">
      <style:table-column-properties style:column-width="5.667cm"/>
    </style:style>
    <style:style style:name="Tabela1.C" style:family="table-column">
      <style:table-column-properties style:column-width="5.67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8.795cm" style:rel-column-width="32767*"/>
    </style:style>
    <style:style style:name="Tabela2.B" style:family="table-column">
      <style:table-column-properties style:column-width="8.79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07cm" fo:margin-left="0cm" table:align="left"/>
    </style:style>
    <style:style style:name="Tabela3.A" style:family="table-column">
      <style:table-column-properties style:column-width="5.667cm"/>
    </style:style>
    <style:style style:name="Tabela3.C" style:family="table-column">
      <style:table-column-properties style:column-width="5.67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07cm" fo:margin-left="0cm" table:align="left"/>
    </style:style>
    <style:style style:name="Tabela4.A" style:family="table-column">
      <style:table-column-properties style:column-width="5.667cm"/>
    </style:style>
    <style:style style:name="Tabela4.C" style:family="table-column">
      <style:table-column-properties style:column-width="5.673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07cm" fo:margin-left="0cm" table:align="left"/>
    </style:style>
    <style:style style:name="Tabela5.A" style:family="table-column">
      <style:table-column-properties style:column-width="5.667cm"/>
    </style:style>
    <style:style style:name="Tabela5.C" style:family="table-column">
      <style:table-column-properties style:column-width="5.673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3.399cm"/>
    </style:style>
    <style:style style:name="Tabela7.B" style:family="table-column">
      <style:table-column-properties style:column-width="4.397cm"/>
    </style:style>
    <style:style style:name="Tabela7.C" style:family="table-column">
      <style:table-column-properties style:column-width="4.602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left"/>
    </style:style>
    <style:style style:name="Tabela8.A" style:family="table-column">
      <style:table-column-properties style:column-width="3.399cm"/>
    </style:style>
    <style:style style:name="Tabela8.B" style:family="table-column">
      <style:table-column-properties style:column-width="4.397cm"/>
    </style:style>
    <style:style style:name="Tabela8.C" style:family="table-column">
      <style:table-column-properties style:column-width="4.602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59cm" table:align="margins"/>
    </style:style>
    <style:style style:name="Tabela9.A" style:family="table-column">
      <style:table-column-properties style:column-width="2.512cm" style:rel-column-width="9360*"/>
    </style:style>
    <style:style style:name="Tabela9.B" style:family="table-column">
      <style:table-column-properties style:column-width="2.514cm" style:rel-column-width="9362*"/>
    </style:style>
    <style:style style:name="Tabela9.E" style:family="table-column">
      <style:table-column-properties style:column-width="2.514cm" style:rel-column-width="9363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G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59cm" table:align="margins"/>
    </style:style>
    <style:style style:name="Tabela10.A" style:family="table-column">
      <style:table-column-properties style:column-width="0.836cm" style:rel-column-width="3117*"/>
    </style:style>
    <style:style style:name="Tabela10.C" style:family="table-column">
      <style:table-column-properties style:column-width="0.836cm" style:rel-column-width="3118*"/>
    </style:style>
    <style:style style:name="Tabela10.D" style:family="table-column">
      <style:table-column-properties style:column-width="0.838cm" style:rel-column-width="3120*"/>
    </style:style>
    <style:style style:name="Tabela10.E" style:family="table-column">
      <style:table-column-properties style:column-width="0.838cm" style:rel-column-width="3119*"/>
    </style:style>
    <style:style style:name="Tabela10.H" style:family="table-column">
      <style:table-column-properties style:column-width="0.838cm" style:rel-column-width="3121*"/>
    </style:style>
    <style:style style:name="Tabela10.J" style:family="table-column">
      <style:table-column-properties style:column-width="0.838cm" style:rel-column-width="3122*"/>
    </style:style>
    <style:style style:name="Tabela10.M" style:family="table-column">
      <style:table-column-properties style:column-width="0.838cm" style:rel-column-width="3123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U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U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59cm" table:align="margins"/>
    </style:style>
    <style:style style:name="Tabela11.A" style:family="table-column">
      <style:table-column-properties style:column-width="3.517cm" style:rel-column-width="1994*"/>
    </style:style>
    <style:style style:name="Tabela11.C" style:family="table-column">
      <style:table-column-properties style:column-width="3.519cm" style:rel-column-width="1995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E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3.399cm"/>
    </style:style>
    <style:style style:name="Tabela6.B" style:family="table-column">
      <style:table-column-properties style:column-width="4.397cm"/>
    </style:style>
    <style:style style:name="Tabela6.C" style:family="table-column">
      <style:table-column-properties style:column-width="4.602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erif" officeooo:rsid="00016bdc" officeooo:paragraph-rsid="00016bdc"/>
    </style:style>
    <style:style style:name="P2" style:family="paragraph" style:parent-style-name="Text_20_body">
      <style:paragraph-properties fo:text-align="center" style:justify-single-word="false"/>
      <style:text-properties style:font-name="Liberation Serif" officeooo:rsid="00016bdc" officeooo:paragraph-rsid="02961cf6"/>
    </style:style>
    <style:style style:name="P3" style:family="paragraph" style:parent-style-name="Text_20_body">
      <style:text-properties style:font-name="Liberation Serif" fo:font-size="10pt" officeooo:rsid="00016bdc" officeooo:paragraph-rsid="00016bdc" style:font-size-asian="10pt" style:font-size-complex="10pt"/>
    </style:style>
    <style:style style:name="P4" style:family="paragraph" style:parent-style-name="Text_20_body">
      <style:text-properties style:font-name="Liberation Serif" fo:font-size="10pt" officeooo:rsid="0204ec95" officeooo:paragraph-rsid="0204ec95" style:font-size-asian="10pt" style:font-size-complex="10pt"/>
    </style:style>
    <style:style style:name="P5" style:family="paragraph" style:parent-style-name="Text_20_body">
      <style:text-properties style:font-name="Liberation Serif" fo:font-size="10pt" officeooo:rsid="02a06cb6" officeooo:paragraph-rsid="02a06cb6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style:font-name="Liberation Serif" fo:font-size="10pt" fo:font-weight="bold" officeooo:rsid="00016bdc" officeooo:paragraph-rsid="0200153c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Liberation Serif" fo:font-size="10pt" fo:font-weight="bold" officeooo:rsid="027f40fc" officeooo:paragraph-rsid="027f40fc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Liberation Serif" fo:font-size="10pt" fo:font-weight="bold" officeooo:rsid="0280f7ca" officeooo:paragraph-rsid="0280f7ca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Liberation Serif" fo:font-size="10pt" fo:font-weight="bold" officeooo:rsid="02826008" officeooo:paragraph-rsid="02826008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Liberation Serif" fo:font-size="10pt" fo:font-weight="normal" officeooo:rsid="027f40fc" officeooo:paragraph-rsid="027f40fc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Liberation Serif" fo:font-size="10pt" fo:font-weight="normal" officeooo:rsid="027f40fc" officeooo:paragraph-rsid="02809b5e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Liberation Serif" fo:font-size="10pt" fo:font-weight="normal" officeooo:rsid="027f7998" officeooo:paragraph-rsid="027f7998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Liberation Serif" fo:font-size="10pt" fo:font-weight="normal" officeooo:rsid="0280f7ca" officeooo:paragraph-rsid="0280f7ca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Liberation Serif" fo:font-size="10pt" fo:font-weight="normal" officeooo:rsid="02826008" officeooo:paragraph-rsid="02826008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Liberation Serif" fo:font-size="10pt" fo:font-style="normal" fo:font-weight="bold" officeooo:rsid="02826008" officeooo:paragraph-rsid="02826008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Liberation Serif" fo:font-size="10pt" fo:font-style="normal" fo:font-weight="normal" officeooo:rsid="02826008" officeooo:paragraph-rsid="02826008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ext_20_body">
      <style:text-properties style:font-name="Liberation Serif" fo:font-size="9pt" officeooo:rsid="00016bdc" officeooo:paragraph-rsid="00016bdc" style:font-size-asian="9pt" style:font-size-complex="9pt"/>
    </style:style>
    <style:style style:name="P18" style:family="paragraph" style:parent-style-name="Text_20_body">
      <style:text-properties style:font-name="Liberation Serif" fo:font-size="9pt" officeooo:rsid="00016bdc" officeooo:paragraph-rsid="00b94406" style:font-size-asian="9pt" style:font-size-complex="9pt"/>
    </style:style>
    <style:style style:name="P19" style:family="paragraph" style:parent-style-name="Text_20_body">
      <style:text-properties style:font-name="Liberation Serif" fo:font-size="9pt" officeooo:rsid="00016bdc" officeooo:paragraph-rsid="02749dfb" style:font-size-asian="9pt" style:font-size-complex="9pt"/>
    </style:style>
    <style:style style:name="P20" style:family="paragraph" style:parent-style-name="Text_20_body">
      <style:paragraph-properties fo:text-align="start" style:justify-single-word="false"/>
      <style:text-properties style:font-name="Liberation Serif" fo:font-size="9pt" officeooo:rsid="00016bdc" officeooo:paragraph-rsid="00016bdc" style:font-size-asian="9pt" style:font-size-complex="9pt"/>
    </style:style>
    <style:style style:name="P21" style:family="paragraph" style:parent-style-name="Text_20_body">
      <style:text-properties style:font-name="Liberation Serif" fo:font-size="9pt" officeooo:rsid="0003534d" officeooo:paragraph-rsid="0003534d" style:font-size-asian="9pt" style:font-size-complex="9pt"/>
    </style:style>
    <style:style style:name="P22" style:family="paragraph" style:parent-style-name="Text_20_body">
      <style:text-properties style:font-name="Liberation Serif" fo:font-size="9pt" officeooo:rsid="0003534d" officeooo:paragraph-rsid="00bd8a95" style:font-size-asian="9pt" style:font-size-complex="9pt"/>
    </style:style>
    <style:style style:name="P23" style:family="paragraph" style:parent-style-name="Text_20_body">
      <style:text-properties style:font-name="Liberation Serif" fo:font-size="9pt" officeooo:rsid="0003534d" officeooo:paragraph-rsid="02749dfb" style:font-size-asian="9pt" style:font-size-complex="9pt"/>
    </style:style>
    <style:style style:name="P24" style:family="paragraph" style:parent-style-name="Text_20_body">
      <style:text-properties style:font-name="Liberation Serif" fo:font-size="9pt" officeooo:rsid="0003534d" officeooo:paragraph-rsid="02755774" style:font-size-asian="9pt" style:font-size-complex="9pt"/>
    </style:style>
    <style:style style:name="P25" style:family="paragraph" style:parent-style-name="Text_20_body">
      <style:text-properties style:font-name="Liberation Serif" fo:font-size="9pt" officeooo:rsid="0003534d" officeooo:paragraph-rsid="027584fa" style:font-size-asian="9pt" style:font-size-complex="9pt"/>
    </style:style>
    <style:style style:name="P26" style:family="paragraph" style:parent-style-name="Text_20_body">
      <style:text-properties style:font-name="Liberation Serif" fo:font-size="9pt" officeooo:rsid="000466fd" officeooo:paragraph-rsid="00312cdc" style:font-size-asian="9pt" style:font-size-complex="9pt"/>
    </style:style>
    <style:style style:name="P27" style:family="paragraph" style:parent-style-name="Text_20_body">
      <style:text-properties style:font-name="Liberation Serif" fo:font-size="9pt" officeooo:rsid="000466fd" officeooo:paragraph-rsid="02218c34" style:font-size-asian="9pt" style:font-size-complex="9pt"/>
    </style:style>
    <style:style style:name="P28" style:family="paragraph" style:parent-style-name="Text_20_body">
      <style:text-properties style:font-name="Liberation Serif" fo:font-size="9pt" officeooo:rsid="000466fd" officeooo:paragraph-rsid="02749dfb" style:font-size-asian="9pt" style:font-size-complex="9pt"/>
    </style:style>
    <style:style style:name="P29" style:family="paragraph" style:parent-style-name="Text_20_body">
      <style:text-properties style:font-name="Liberation Serif" fo:font-size="9pt" fo:font-style="italic" officeooo:rsid="0003534d" officeooo:paragraph-rsid="0003534d" style:font-size-asian="9pt" style:font-style-asian="italic" style:font-size-complex="9pt" style:font-style-complex="italic"/>
    </style:style>
    <style:style style:name="P30" style:family="paragraph" style:parent-style-name="Text_20_body">
      <style:paragraph-properties fo:text-align="center" style:justify-single-word="false"/>
      <style:text-properties style:font-name="Liberation Serif" fo:font-size="9pt" fo:font-style="italic" officeooo:rsid="0003534d" officeooo:paragraph-rsid="021714a0" style:font-size-asian="9pt" style:font-style-asian="italic" style:font-size-complex="9pt" style:font-style-complex="italic"/>
    </style:style>
    <style:style style:name="P31" style:family="paragraph" style:parent-style-name="Text_20_body">
      <style:paragraph-properties fo:text-align="center" style:justify-single-word="false"/>
      <style:text-properties style:font-name="Liberation Serif" fo:font-size="9pt" fo:font-style="italic" officeooo:rsid="0003534d" officeooo:paragraph-rsid="02749dfb" style:font-size-asian="9pt" style:font-style-asian="italic" style:font-size-complex="9pt" style:font-style-complex="italic"/>
    </style:style>
    <style:style style:name="P32" style:family="paragraph" style:parent-style-name="Text_20_body">
      <style:paragraph-properties fo:text-align="center" style:justify-single-word="false"/>
      <style:text-properties style:font-name="Liberation Serif" fo:font-size="9pt" fo:font-style="italic" officeooo:rsid="0003534d" officeooo:paragraph-rsid="02755774" style:font-size-asian="9pt" style:font-style-asian="italic" style:font-size-complex="9pt" style:font-style-complex="italic"/>
    </style:style>
    <style:style style:name="P33" style:family="paragraph" style:parent-style-name="Text_20_body">
      <style:paragraph-properties fo:text-align="center" style:justify-single-word="false"/>
      <style:text-properties style:font-name="Liberation Serif" fo:font-size="9pt" fo:font-style="italic" officeooo:rsid="0003534d" officeooo:paragraph-rsid="027584fa" style:font-size-asian="9pt" style:font-style-asian="italic" style:font-size-complex="9pt" style:font-style-complex="italic"/>
    </style:style>
    <style:style style:name="P34" style:family="paragraph" style:parent-style-name="Text_20_body">
      <style:paragraph-properties fo:text-align="center" style:justify-single-word="false"/>
      <style:text-properties style:font-name="Liberation Serif" fo:font-size="9pt" fo:font-style="italic" officeooo:rsid="0003534d" officeooo:paragraph-rsid="0276c6ea" style:font-size-asian="9pt" style:font-style-asian="italic" style:font-size-complex="9pt" style:font-style-complex="italic"/>
    </style:style>
    <style:style style:name="P35" style:family="paragraph" style:parent-style-name="Text_20_body">
      <style:paragraph-properties fo:text-align="center" style:justify-single-word="false"/>
      <style:text-properties style:font-name="Liberation Serif" fo:font-size="9pt" fo:font-style="italic" officeooo:rsid="02094b0a" officeooo:paragraph-rsid="021714a0" style:font-size-asian="9pt" style:font-style-asian="italic" style:font-size-complex="9pt" style:font-style-complex="italic"/>
    </style:style>
    <style:style style:name="P36" style:family="paragraph" style:parent-style-name="Text_20_body">
      <style:paragraph-properties fo:text-align="center" style:justify-single-word="false"/>
      <style:text-properties style:font-name="Liberation Serif" fo:font-size="9pt" fo:font-style="italic" officeooo:rsid="02094b0a" officeooo:paragraph-rsid="02749dfb" style:font-size-asian="9pt" style:font-style-asian="italic" style:font-size-complex="9pt" style:font-style-complex="italic"/>
    </style:style>
    <style:style style:name="P37" style:family="paragraph" style:parent-style-name="Text_20_body">
      <style:paragraph-properties fo:text-align="center" style:justify-single-word="false"/>
      <style:text-properties style:font-name="Liberation Serif" fo:font-size="9pt" fo:font-style="italic" officeooo:rsid="02094b0a" officeooo:paragraph-rsid="02755774" style:font-size-asian="9pt" style:font-style-asian="italic" style:font-size-complex="9pt" style:font-style-complex="italic"/>
    </style:style>
    <style:style style:name="P38" style:family="paragraph" style:parent-style-name="Text_20_body">
      <style:paragraph-properties fo:text-align="center" style:justify-single-word="false"/>
      <style:text-properties style:font-name="Liberation Serif" fo:font-size="9pt" fo:font-style="italic" officeooo:rsid="02094b0a" officeooo:paragraph-rsid="027584fa" style:font-size-asian="9pt" style:font-style-asian="italic" style:font-size-complex="9pt" style:font-style-complex="italic"/>
    </style:style>
    <style:style style:name="P39" style:family="paragraph" style:parent-style-name="Text_20_body">
      <style:paragraph-properties fo:text-align="center" style:justify-single-word="false"/>
      <style:text-properties style:font-name="Liberation Serif" fo:font-size="9pt" fo:font-style="italic" officeooo:rsid="02094b0a" officeooo:paragraph-rsid="0276c6ea" style:font-size-asian="9pt" style:font-style-asian="italic" style:font-size-complex="9pt" style:font-style-complex="italic"/>
    </style:style>
    <style:style style:name="P40" style:family="paragraph" style:parent-style-name="Text_20_body">
      <style:text-properties style:font-name="Liberation Serif" fo:font-size="9pt" fo:font-style="normal" officeooo:rsid="0003534d" officeooo:paragraph-rsid="0003534d" style:font-size-asian="9pt" style:font-style-asian="normal" style:font-size-complex="9pt" style:font-style-complex="normal"/>
    </style:style>
    <style:style style:name="P41" style:family="paragraph" style:parent-style-name="Text_20_body">
      <style:text-properties style:font-name="Liberation Serif" fo:font-size="9pt" fo:font-style="normal" officeooo:rsid="0003534d" officeooo:paragraph-rsid="02749dfb" style:font-size-asian="9pt" style:font-style-asian="normal" style:font-size-complex="9pt" style:font-style-complex="normal"/>
    </style:style>
    <style:style style:name="P42" style:family="paragraph" style:parent-style-name="Text_20_body">
      <style:text-properties style:font-name="Liberation Serif" fo:font-size="9pt" fo:font-style="normal" officeooo:rsid="0003534d" officeooo:paragraph-rsid="02755774" style:font-size-asian="9pt" style:font-style-asian="normal" style:font-size-complex="9pt" style:font-style-complex="normal"/>
    </style:style>
    <style:style style:name="P43" style:family="paragraph" style:parent-style-name="Text_20_body">
      <style:text-properties style:font-name="Liberation Serif" fo:font-size="9pt" fo:font-style="normal" officeooo:rsid="0003534d" officeooo:paragraph-rsid="027584fa" style:font-size-asian="9pt" style:font-style-asian="normal" style:font-size-complex="9pt" style:font-style-complex="normal"/>
    </style:style>
    <style:style style:name="P44" style:family="paragraph" style:parent-style-name="Text_20_body">
      <style:text-properties style:font-name="Liberation Serif" fo:font-size="9pt" fo:font-style="normal" officeooo:rsid="000466fd" officeooo:paragraph-rsid="000466fd" style:font-size-asian="9pt" style:font-style-asian="normal" style:font-size-complex="9pt" style:font-style-complex="normal"/>
    </style:style>
    <style:style style:name="P45" style:family="paragraph" style:parent-style-name="Text_20_body">
      <style:text-properties style:font-name="Liberation Serif" fo:font-size="9pt" fo:font-style="normal" officeooo:rsid="000466fd" officeooo:paragraph-rsid="02749dfb" style:font-size-asian="9pt" style:font-style-asian="normal" style:font-size-complex="9pt" style:font-style-complex="normal"/>
    </style:style>
    <style:style style:name="P46" style:family="paragraph" style:parent-style-name="Text_20_body">
      <style:text-properties style:font-name="Liberation Serif" fo:font-size="9pt" fo:font-style="normal" officeooo:rsid="027584fa" officeooo:paragraph-rsid="027584fa" style:font-size-asian="9pt" style:font-style-asian="normal" style:font-size-complex="9pt" style:font-style-complex="normal"/>
    </style:style>
    <style:style style:name="P47" style:family="paragraph" style:parent-style-name="Text_20_body">
      <style:text-properties style:font-name="Liberation Serif" fo:font-size="9pt" fo:font-style="normal" officeooo:rsid="02746fbe" officeooo:paragraph-rsid="00312cdc" style:font-size-asian="9pt" style:font-style-asian="normal" style:font-size-complex="9pt" style:font-style-complex="normal"/>
    </style:style>
    <style:style style:name="P48" style:family="paragraph" style:parent-style-name="Text_20_body">
      <style:text-properties style:font-name="Liberation Serif" fo:font-size="9pt" fo:font-style="normal" fo:font-weight="normal" officeooo:rsid="027584fa" officeooo:paragraph-rsid="027584fa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Text_20_body">
      <style:text-properties style:font-name="Liberation Serif" fo:font-size="9pt" fo:font-style="normal" fo:font-weight="normal" officeooo:rsid="0003534d" officeooo:paragraph-rsid="027584fa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Text_20_body">
      <style:text-properties style:font-name="Liberation Serif" fo:font-size="9pt" fo:font-style="normal" fo:font-weight="bold" officeooo:rsid="027584fa" officeooo:paragraph-rsid="027584fa" style:font-size-asian="9pt" style:font-style-asian="normal" style:font-weight-asian="bold" style:font-size-complex="9pt" style:font-style-complex="normal" style:font-weight-complex="bold"/>
    </style:style>
    <style:style style:name="P51" style:family="paragraph" style:parent-style-name="Text_20_body">
      <style:paragraph-properties fo:text-align="start" style:justify-single-word="false"/>
      <style:text-properties style:font-name="Liberation Serif" officeooo:rsid="01efc09c" officeooo:paragraph-rsid="0283a926"/>
    </style:style>
    <style:style style:name="P52" style:family="paragraph" style:parent-style-name="Text_20_body">
      <style:paragraph-properties fo:text-align="start" style:justify-single-word="false"/>
      <style:text-properties style:font-name="Liberation Serif" officeooo:rsid="01efc09c" officeooo:paragraph-rsid="01f378c1"/>
    </style:style>
    <style:style style:name="P53" style:family="paragraph" style:parent-style-name="Text_20_body">
      <style:text-properties style:font-name="Liberation Serif" officeooo:rsid="02a06cb6" officeooo:paragraph-rsid="00016bdc"/>
    </style:style>
    <style:style style:name="P54" style:family="paragraph" style:parent-style-name="Text_20_body">
      <style:paragraph-properties fo:text-align="start" style:justify-single-word="false"/>
      <style:text-properties fo:color="#a9b7c6" style:font-name="Liberation Serif" officeooo:rsid="01efc09c" officeooo:paragraph-rsid="01f819f7" fo:background-color="transparent"/>
    </style:style>
    <style:style style:name="P55" style:family="paragraph" style:parent-style-name="Text_20_body">
      <style:paragraph-properties fo:text-align="start" style:justify-single-word="false"/>
      <style:text-properties fo:color="#a9b7c6" style:font-name="Liberation Serif" officeooo:rsid="01efc09c" officeooo:paragraph-rsid="01f9e410" fo:background-color="transparent"/>
    </style:style>
    <style:style style:name="P56" style:family="paragraph" style:parent-style-name="Text_20_body">
      <style:paragraph-properties fo:text-align="start" style:justify-single-word="false"/>
      <style:text-properties fo:color="#a9b7c6" style:font-name="Liberation Serif" officeooo:rsid="01efc09c" officeooo:paragraph-rsid="01fbe4dd" fo:background-color="transparent"/>
    </style:style>
    <style:style style:name="P57" style:family="paragraph" style:parent-style-name="Text_20_body">
      <style:paragraph-properties fo:text-align="start" style:justify-single-word="false"/>
      <style:text-properties fo:color="#a9b7c6" style:font-name="Liberation Serif" officeooo:rsid="01efc09c" officeooo:paragraph-rsid="0200153c" fo:background-color="transparent"/>
    </style:style>
    <style:style style:name="P58" style:family="paragraph" style:parent-style-name="Text_20_body">
      <style:paragraph-properties fo:text-align="start" style:justify-single-word="false"/>
      <style:text-properties fo:color="#000000" style:font-name="Liberation Serif" fo:font-weight="bold" officeooo:rsid="01effa7b" officeooo:paragraph-rsid="01efc09c" style:font-weight-asian="bold" style:font-weight-complex="bold"/>
    </style:style>
    <style:style style:name="P59" style:family="paragraph" style:parent-style-name="Text_20_body">
      <style:paragraph-properties fo:text-align="start" style:justify-single-word="false"/>
      <style:text-properties fo:color="#000000" style:font-name="Liberation Serif" fo:font-weight="bold" officeooo:rsid="01effa7b" officeooo:paragraph-rsid="0283a926" style:font-weight-asian="bold" style:font-weight-complex="bold"/>
    </style:style>
    <style:style style:name="P60" style:family="paragraph" style:parent-style-name="Text_20_body">
      <style:paragraph-properties fo:text-align="center" style:justify-single-word="false"/>
      <style:text-properties fo:color="#000000" style:font-name="Liberation Serif" fo:font-weight="bold" officeooo:rsid="000466fd" officeooo:paragraph-rsid="02749dfb" style:font-weight-asian="bold" style:font-weight-complex="bold"/>
    </style:style>
    <style:style style:name="P61" style:family="paragraph" style:parent-style-name="Text_20_body">
      <style:paragraph-properties fo:text-align="center" style:justify-single-word="false"/>
      <style:text-properties fo:color="#000000" style:font-name="Liberation Serif" fo:font-weight="bold" officeooo:rsid="000466fd" officeooo:paragraph-rsid="00016bdc" style:font-weight-asian="bold" style:font-weight-complex="bold"/>
    </style:style>
    <style:style style:name="P62" style:family="paragraph" style:parent-style-name="Text_20_body">
      <style:paragraph-properties fo:text-align="start" style:justify-single-word="false"/>
      <style:text-properties fo:color="#000000" style:font-name="Liberation Serif" fo:font-size="9pt" fo:font-weight="bold" officeooo:rsid="0200153c" officeooo:paragraph-rsid="0200153c" fo:background-color="transparent" style:font-size-asian="9pt" style:font-weight-asian="bold" style:font-size-complex="9pt" style:font-weight-complex="bold"/>
    </style:style>
    <style:style style:name="P63" style:family="paragraph" style:parent-style-name="Text_20_body">
      <style:text-properties fo:font-size="9pt" officeooo:rsid="02755774" officeooo:paragraph-rsid="02755774" style:font-size-asian="7.84999990463257pt" style:font-size-complex="9pt"/>
    </style:style>
    <style:style style:name="P64" style:family="paragraph" style:parent-style-name="Text_20_body">
      <style:text-properties style:use-window-font-color="true" style:font-name="Liberation Serif" fo:font-size="9pt" fo:font-style="normal" fo:font-weight="normal" officeooo:rsid="027584fa" officeooo:paragraph-rsid="027584fa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Text_20_body">
      <style:text-properties style:use-window-font-color="true" style:font-name="Liberation Serif" fo:font-size="9pt" fo:font-style="normal" fo:font-weight="normal" officeooo:rsid="027584fa" officeooo:paragraph-rsid="0276c6ea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use-window-font-color="true" style:font-name="Liberation Serif" fo:font-size="7pt" fo:font-weight="normal" officeooo:paragraph-rsid="0200153c" style:font-size-asian="7pt" style:font-weight-asian="normal" style:font-size-complex="7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use-window-font-color="true" style:font-name="DejaVu Sans Mono" fo:font-size="7pt" fo:font-weight="normal" officeooo:rsid="01efc09c" officeooo:paragraph-rsid="0283a926" style:font-size-asian="7pt" style:font-weight-asian="normal" style:font-size-complex="7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officeooo:paragraph-rsid="027f40fc"/>
    </style:style>
    <style:style style:name="P69" style:family="paragraph" style:parent-style-name="Text_20_body">
      <style:paragraph-properties fo:text-align="start" style:justify-single-word="false"/>
      <style:text-properties officeooo:rsid="02809b5e" officeooo:paragraph-rsid="02809b5e"/>
    </style:style>
    <style:style style:name="P70" style:family="paragraph" style:parent-style-name="Text_20_body">
      <style:paragraph-properties fo:text-align="start" style:justify-single-word="false"/>
      <style:text-properties officeooo:rsid="028cfa9a" officeooo:paragraph-rsid="02b937c6"/>
    </style:style>
    <style:style style:name="P71" style:family="paragraph" style:parent-style-name="Text_20_body">
      <style:paragraph-properties fo:text-align="start" style:justify-single-word="false"/>
      <style:text-properties officeooo:rsid="028cfa9a" officeooo:paragraph-rsid="02bc5e6d"/>
    </style:style>
    <style:style style:name="P72" style:family="paragraph" style:parent-style-name="Text_20_body">
      <style:paragraph-properties fo:text-align="start" style:justify-single-word="false"/>
      <style:text-properties officeooo:rsid="028cfa9a" officeooo:paragraph-rsid="02bd3e2d"/>
    </style:style>
    <style:style style:name="P73" style:family="paragraph" style:parent-style-name="Title">
      <style:text-properties style:font-name="Liberation Serif" fo:font-size="20pt" officeooo:rsid="00c93838" officeooo:paragraph-rsid="017b96b4" style:font-size-asian="20pt" style:font-size-complex="20pt"/>
    </style:style>
    <style:style style:name="P74" style:family="paragraph" style:parent-style-name="Title">
      <style:text-properties officeooo:rsid="027eaaf7" officeooo:paragraph-rsid="027eaaf7"/>
    </style:style>
    <style:style style:name="P75" style:family="paragraph" style:parent-style-name="Heading">
      <style:paragraph-properties fo:text-align="center" style:justify-single-word="false"/>
      <style:text-properties style:font-name="Liberation Serif" officeooo:rsid="00016bdc" officeooo:paragraph-rsid="00016bdc"/>
    </style:style>
    <style:style style:name="P76" style:family="paragraph" style:parent-style-name="Heading">
      <style:paragraph-properties fo:text-align="center" style:justify-single-word="false"/>
      <style:text-properties style:font-name="Liberation Serif" officeooo:rsid="00016bdc" officeooo:paragraph-rsid="02749dfb"/>
    </style:style>
    <style:style style:name="P77" style:family="paragraph" style:parent-style-name="Subtitle">
      <style:text-properties style:font-name="Liberation Serif" fo:font-size="16pt" officeooo:rsid="00016bdc" officeooo:paragraph-rsid="020729be" style:font-size-asian="16pt" style:font-size-complex="16pt"/>
    </style:style>
    <style:style style:name="P78" style:family="paragraph" style:parent-style-name="Preformatted_20_Text">
      <style:paragraph-properties fo:text-align="start" style:justify-single-word="false"/>
      <style:text-properties fo:color="#a9b7c6" style:font-name="DejaVu Sans Mono" officeooo:rsid="01efc09c" officeooo:paragraph-rsid="01f9e410" fo:background-color="transparent"/>
    </style:style>
    <style:style style:name="P79" style:family="paragraph" style:parent-style-name="Preformatted_20_Text">
      <style:paragraph-properties fo:text-align="start" style:justify-single-word="false"/>
      <style:text-properties fo:color="#a9b7c6" style:font-name="DejaVu Sans Mono" officeooo:rsid="01efc09c" officeooo:paragraph-rsid="01fbe4dd" fo:background-color="transparent"/>
    </style:style>
    <style:style style:name="P80" style:family="paragraph" style:parent-style-name="Preformatted_20_Text">
      <style:paragraph-properties fo:text-align="start" style:justify-single-word="false"/>
      <style:text-properties fo:color="#a9b7c6" style:font-name="DejaVu Sans Mono" officeooo:rsid="01efc09c" officeooo:paragraph-rsid="0200153c" fo:background-color="transparent"/>
    </style:style>
    <style:style style:name="P81" style:family="paragraph" style:parent-style-name="Preformatted_20_Text">
      <style:paragraph-properties fo:text-align="start" style:justify-single-word="false"/>
      <style:text-properties fo:color="#a9b7c6" style:font-name="DejaVu Sans Mono" officeooo:rsid="01efc09c" officeooo:paragraph-rsid="01f378c1" fo:background-color="transparent"/>
    </style:style>
    <style:style style:name="P82" style:family="paragraph" style:parent-style-name="Preformatted_20_Text">
      <style:paragraph-properties fo:text-align="start" style:justify-single-word="false"/>
      <style:text-properties fo:color="#a9b7c6" style:font-name="DejaVu Sans Mono" officeooo:rsid="01f819f7" officeooo:paragraph-rsid="01f819f7" fo:background-color="transparent"/>
    </style:style>
    <style:style style:name="P83" style:family="paragraph" style:parent-style-name="Preformatted_20_Text">
      <style:paragraph-properties fo:text-align="start" style:justify-single-word="false"/>
      <style:text-properties fo:color="#a9b7c6" style:font-name="DejaVu Sans Mono" fo:font-size="9pt" officeooo:rsid="01efc09c" officeooo:paragraph-rsid="0200153c" fo:background-color="transparent" style:font-size-asian="9pt" style:font-size-complex="9pt"/>
    </style:style>
    <style:style style:name="P84" style:family="paragraph" style:parent-style-name="Preformatted_20_Text">
      <style:paragraph-properties fo:text-align="start" style:justify-single-word="false"/>
      <style:text-properties fo:color="#000000" style:font-name="DejaVu Sans Mono" fo:font-weight="bold" officeooo:rsid="01f9e410" officeooo:paragraph-rsid="01f9e410" fo:background-color="transparent" style:font-weight-asian="bold" style:font-weight-complex="bold"/>
    </style:style>
    <style:style style:name="P85" style:family="paragraph" style:parent-style-name="Preformatted_20_Text">
      <style:paragraph-properties fo:text-align="start" style:justify-single-word="false"/>
      <style:text-properties fo:color="#000000" style:font-name="DejaVu Sans Mono" fo:font-weight="bold" officeooo:rsid="01f9e410" officeooo:paragraph-rsid="01fbe4dd" fo:background-color="transparent" style:font-weight-asian="bold" style:font-weight-complex="bold"/>
    </style:style>
    <style:style style:name="P86" style:family="paragraph" style:parent-style-name="Preformatted_20_Text">
      <style:paragraph-properties fo:text-align="start" style:justify-single-word="false"/>
      <style:text-properties fo:color="#000000" style:font-name="DejaVu Sans Mono" fo:font-size="7pt" fo:font-weight="normal" officeooo:rsid="01f6c7bd" officeooo:paragraph-rsid="01f378c1" fo:background-color="transparent" style:font-size-asian="7pt" style:font-weight-asian="normal" style:font-size-complex="7pt" style:font-weight-complex="normal"/>
    </style:style>
    <style:style style:name="P87" style:family="paragraph" style:parent-style-name="Preformatted_20_Text">
      <style:paragraph-properties fo:text-align="start" style:justify-single-word="false"/>
      <style:text-properties fo:color="#000000" style:font-name="Liberation Serif" fo:font-weight="bold" officeooo:rsid="01f6c7bd" officeooo:paragraph-rsid="01f378c1" fo:background-color="transparent" style:font-weight-asian="bold" style:font-weight-complex="bold"/>
    </style:style>
    <style:style style:name="P88" style:family="paragraph" style:parent-style-name="Preformatted_20_Text">
      <style:paragraph-properties fo:text-align="start" style:justify-single-word="false"/>
      <style:text-properties fo:color="#000000" style:font-name="Liberation Serif" fo:font-weight="bold" officeooo:rsid="01f6c7bd" officeooo:paragraph-rsid="01f819f7" fo:background-color="transparent" style:font-weight-asian="bold" style:font-weight-complex="bold"/>
    </style:style>
    <style:style style:name="P89" style:family="paragraph" style:parent-style-name="Preformatted_20_Text">
      <style:paragraph-properties fo:text-align="start" style:justify-single-word="false"/>
      <style:text-properties style:use-window-font-color="true" style:font-name="DejaVu Sans Mono" fo:font-size="7pt" fo:font-weight="normal" officeooo:rsid="01f6c7bd" officeooo:paragraph-rsid="01f819f7" fo:background-color="transparent" style:font-size-asian="7pt" style:font-weight-asian="normal" style:font-size-complex="7pt" style:font-weight-complex="normal"/>
    </style:style>
    <style:style style:name="P90" style:family="paragraph" style:parent-style-name="Preformatted_20_Text">
      <style:paragraph-properties fo:text-align="start" style:justify-single-word="false"/>
      <style:text-properties style:use-window-font-color="true" style:font-name="DejaVu Sans Mono" fo:font-size="7pt" fo:font-weight="normal" officeooo:rsid="01f9e410" officeooo:paragraph-rsid="01f9e410" fo:background-color="transparent" style:font-size-asian="7pt" style:font-weight-asian="normal" style:font-size-complex="7pt" style:font-weight-complex="normal"/>
    </style:style>
    <style:style style:name="P91" style:family="paragraph" style:parent-style-name="Preformatted_20_Text">
      <style:paragraph-properties fo:text-align="start" style:justify-single-word="false"/>
      <style:text-properties style:use-window-font-color="true" style:font-name="DejaVu Sans Mono" fo:font-size="7pt" fo:font-weight="normal" officeooo:rsid="01f9e410" officeooo:paragraph-rsid="01fbe4dd" fo:background-color="transparent" style:font-size-asian="7pt" style:font-weight-asian="normal" style:font-size-complex="7pt" style:font-weight-complex="normal"/>
    </style:style>
    <style:style style:name="P92" style:family="paragraph" style:parent-style-name="Preformatted_20_Text">
      <style:paragraph-properties fo:text-align="start" style:justify-single-word="false"/>
      <style:text-properties style:use-window-font-color="true" style:font-name="DejaVu Sans Mono" fo:font-size="7pt" fo:font-weight="normal" officeooo:rsid="0200153c" officeooo:paragraph-rsid="0200153c" fo:background-color="transparent" style:font-size-asian="7pt" style:font-weight-asian="normal" style:font-size-complex="7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font-name="Liberation Serif" fo:font-size="9pt" officeooo:rsid="0003534d" officeooo:paragraph-rsid="0003534d" style:font-size-asian="9pt" style:font-size-complex="9pt"/>
    </style:style>
    <style:style style:name="P94" style:family="paragraph" style:parent-style-name="Table_20_Contents">
      <style:paragraph-properties fo:text-align="center" style:justify-single-word="false"/>
      <style:text-properties style:font-name="Liberation Serif" fo:font-size="9pt" officeooo:rsid="0003534d" officeooo:paragraph-rsid="02749dfb" style:font-size-asian="9pt" style:font-size-complex="9pt"/>
    </style:style>
    <style:style style:name="P95" style:family="paragraph" style:parent-style-name="Table_20_Contents">
      <style:paragraph-properties fo:text-align="center" style:justify-single-word="false"/>
      <style:text-properties style:font-name="Liberation Serif" fo:font-size="9pt" officeooo:rsid="0003534d" officeooo:paragraph-rsid="02755774" style:font-size-asian="9pt" style:font-size-complex="9pt"/>
    </style:style>
    <style:style style:name="P96" style:family="paragraph" style:parent-style-name="Table_20_Contents">
      <style:paragraph-properties fo:text-align="center" style:justify-single-word="false"/>
      <style:text-properties style:font-name="Liberation Serif" fo:font-size="9pt" officeooo:rsid="0003534d" officeooo:paragraph-rsid="027584fa" style:font-size-asian="9pt" style:font-size-complex="9pt"/>
    </style:style>
    <style:style style:name="P97" style:family="paragraph" style:parent-style-name="Table_20_Contents">
      <style:paragraph-properties fo:text-align="center" style:justify-single-word="false"/>
      <style:text-properties style:font-name="Liberation Serif" fo:font-size="9pt" officeooo:rsid="0218ac0e" officeooo:paragraph-rsid="0218ac0e" style:font-size-asian="9pt" style:font-size-complex="9pt"/>
    </style:style>
    <style:style style:name="P98" style:family="paragraph" style:parent-style-name="Table_20_Contents">
      <style:paragraph-properties fo:text-align="center" style:justify-single-word="false"/>
      <style:text-properties style:font-name="Liberation Serif" fo:font-size="9pt" officeooo:rsid="0218ac0e" officeooo:paragraph-rsid="02749dfb" style:font-size-asian="9pt" style:font-size-complex="9pt"/>
    </style:style>
    <style:style style:name="P99" style:family="paragraph" style:parent-style-name="Table_20_Contents">
      <style:paragraph-properties fo:text-align="center" style:justify-single-word="false"/>
      <style:text-properties style:font-name="Liberation Serif" fo:font-size="9pt" officeooo:rsid="0218ac0e" officeooo:paragraph-rsid="02755774" style:font-size-asian="9pt" style:font-size-complex="9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Serif" fo:font-size="9pt" officeooo:rsid="0218ac0e" officeooo:paragraph-rsid="027584fa" style:font-size-asian="9pt" style:font-size-complex="9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Serif" fo:font-size="9pt" officeooo:rsid="0218ac0e" officeooo:paragraph-rsid="0276c6ea" style:font-size-asian="9pt" style:font-size-complex="9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Serif" fo:font-size="9pt" officeooo:rsid="021dea91" officeooo:paragraph-rsid="021dea91" style:font-size-asian="9pt" style:font-size-complex="9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Serif" fo:font-size="9pt" officeooo:rsid="021dea91" officeooo:paragraph-rsid="02749dfb" style:font-size-asian="9pt" style:font-size-complex="9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Serif" fo:font-size="9pt" officeooo:rsid="021dea91" officeooo:paragraph-rsid="02755774" style:font-size-asian="9pt" style:font-size-complex="9pt"/>
    </style:style>
    <style:style style:name="P105" style:family="paragraph" style:parent-style-name="Table_20_Contents">
      <style:paragraph-properties fo:text-align="center" style:justify-single-word="false"/>
      <style:text-properties style:font-name="Liberation Serif" fo:font-size="9pt" officeooo:rsid="021dea91" officeooo:paragraph-rsid="027584fa" style:font-size-asian="9pt" style:font-size-complex="9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Serif" fo:font-size="9pt" officeooo:rsid="021dea91" officeooo:paragraph-rsid="0276c6ea" style:font-size-asian="9pt" style:font-size-complex="9pt"/>
    </style:style>
    <style:style style:name="P107" style:family="paragraph" style:parent-style-name="Table_20_Contents">
      <style:paragraph-properties fo:text-align="center" style:justify-single-word="false"/>
      <style:text-properties style:font-name="Liberation Serif" fo:font-size="9pt" officeooo:rsid="02749dfb" officeooo:paragraph-rsid="02749dfb" style:font-size-asian="9pt" style:font-size-complex="9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Serif" fo:font-size="9pt" officeooo:rsid="027584fa" officeooo:paragraph-rsid="027584fa" style:font-size-asian="9pt" style:font-size-complex="9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Serif" fo:font-size="9pt" officeooo:rsid="027584fa" officeooo:paragraph-rsid="0276c6ea" style:font-size-asian="9pt" style:font-size-complex="9pt"/>
    </style:style>
    <style:style style:name="P110" style:family="paragraph" style:parent-style-name="Table_20_Contents">
      <style:paragraph-properties fo:text-align="center" style:justify-single-word="false"/>
      <style:text-properties style:font-name="Liberation Serif" fo:font-size="9pt" officeooo:rsid="0276c6ea" officeooo:paragraph-rsid="0276c6ea" style:font-size-asian="9pt" style:font-size-complex="9pt"/>
    </style:style>
    <style:style style:name="P111" style:family="paragraph" style:parent-style-name="Table_20_Contents">
      <style:paragraph-properties fo:text-align="center" style:justify-single-word="false"/>
      <style:text-properties style:font-name="Liberation Serif" fo:font-size="9pt" officeooo:rsid="027ab9d9" officeooo:paragraph-rsid="027ab9d9" style:font-size-asian="9pt" style:font-size-complex="9pt"/>
    </style:style>
    <style:style style:name="P112" style:family="paragraph" style:parent-style-name="Table_20_Contents">
      <style:paragraph-properties fo:text-align="center" style:justify-single-word="false"/>
      <style:text-properties fo:color="#ce181e" style:font-name="Liberation Serif" fo:font-size="9pt" officeooo:rsid="0003534d" officeooo:paragraph-rsid="0003534d" style:font-size-asian="9pt" style:font-size-complex="9pt"/>
    </style:style>
    <style:style style:name="P113" style:family="paragraph" style:parent-style-name="Standard">
      <style:text-properties officeooo:paragraph-rsid="02be15fe"/>
    </style:style>
    <style:style style:name="P114" style:family="paragraph" style:parent-style-name="Standard">
      <style:text-properties officeooo:paragraph-rsid="02bfcca9"/>
    </style:style>
    <style:style style:name="P11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27f7998"/>
    </style:style>
    <style:style style:name="P1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Liberation Serif" fo:font-size="10pt" fo:font-weight="normal" officeooo:rsid="027f40fc" officeooo:paragraph-rsid="027f7998" style:font-size-asian="10pt" style:font-weight-asian="normal" style:font-size-complex="10pt" style:font-weight-complex="normal"/>
    </style:style>
    <style:style style:name="P11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style:page-number="auto" fo:background-color="transparent"/>
      <style:text-properties style:font-name="Liberation Serif" fo:font-size="10pt" officeooo:rsid="00016bdc" officeooo:paragraph-rsid="00016bdc" style:font-size-asian="10pt" style:font-size-complex="10pt"/>
    </style:style>
    <style:style style:name="P118" style:family="paragraph" style:parent-style-name="Standard">
      <style:text-properties style:font-name="Liberation Serif" fo:font-size="10pt" fo:font-weight="bold" officeooo:rsid="02be15fe" officeooo:paragraph-rsid="02be15fe" style:font-size-asian="10pt" style:font-weight-asian="bold" style:font-size-complex="10pt" style:font-weight-complex="bold"/>
    </style:style>
    <style:style style:name="P119" style:family="paragraph" style:parent-style-name="Standard">
      <style:text-properties style:font-name="Liberation Serif" fo:font-size="10pt" fo:font-weight="bold" officeooo:rsid="02bfcca9" officeooo:paragraph-rsid="02bfcca9" style:font-size-asian="10pt" style:font-weight-asian="bold" style:font-size-complex="10pt" style:font-weight-complex="bold"/>
    </style:style>
    <style:style style:name="P120" style:family="paragraph" style:parent-style-name="Standard">
      <style:text-properties officeooo:paragraph-rsid="02bfcca9"/>
    </style:style>
    <style:style style:name="P121" style:family="paragraph" style:parent-style-name="Standard">
      <style:text-properties style:text-underline-style="none" fo:font-weight="normal" officeooo:rsid="02c19942" officeooo:paragraph-rsid="02c19942" style:font-weight-asian="normal" style:font-weight-complex="normal"/>
    </style:style>
    <style:style style:name="P122" style:family="paragraph" style:parent-style-name="Standard">
      <style:text-properties officeooo:paragraph-rsid="02c19942"/>
    </style:style>
    <style:style style:name="P123" style:family="paragraph" style:parent-style-name="Standard">
      <style:text-properties officeooo:paragraph-rsid="02c35db3"/>
    </style:style>
    <style:style style:name="P124" style:family="paragraph" style:parent-style-name="Standard">
      <style:text-properties officeooo:paragraph-rsid="02ca2937"/>
    </style:style>
    <style:style style:name="P125" style:family="paragraph" style:parent-style-name="Standard">
      <style:text-properties officeooo:paragraph-rsid="02cb342c"/>
    </style:style>
    <style:style style:name="P126" style:family="paragraph" style:parent-style-name="Standard">
      <style:text-properties officeooo:paragraph-rsid="02cbb51c"/>
    </style:style>
    <style:style style:name="P127" style:family="paragraph" style:parent-style-name="Standard">
      <style:text-properties officeooo:rsid="02cbb51c" officeooo:paragraph-rsid="02cbb51c"/>
    </style:style>
    <style:style style:name="P128" style:family="paragraph" style:parent-style-name="Text_20_body" style:list-style-name="L1">
      <style:text-properties style:font-name="Liberation Serif" fo:font-size="10pt" officeooo:rsid="00016bdc" officeooo:paragraph-rsid="00016bdc" style:font-size-asian="10pt" style:font-size-complex="10pt"/>
    </style:style>
    <style:style style:name="P129" style:family="paragraph" style:parent-style-name="Text_20_body" style:list-style-name="L1">
      <style:text-properties style:font-name="Liberation Serif" fo:font-size="10pt" officeooo:rsid="02b036c9" officeooo:paragraph-rsid="02b036c9" style:font-size-asian="10pt" style:font-size-complex="10pt"/>
    </style:style>
    <style:style style:name="P130" style:family="paragraph" style:parent-style-name="Text_20_body" style:list-style-name="L2">
      <style:text-properties style:font-name="Liberation Serif" fo:font-size="10pt" officeooo:rsid="02a06cb6" officeooo:paragraph-rsid="02a06cb6" style:font-size-asian="10pt" style:font-size-complex="10pt"/>
    </style:style>
    <style:style style:name="P131" style:family="paragraph" style:parent-style-name="Text_20_body" style:list-style-name="L2">
      <style:text-properties style:font-name="Liberation Serif" fo:font-size="10pt" officeooo:rsid="02a06cb6" officeooo:paragraph-rsid="02a1305f" style:font-size-asian="10pt" style:font-size-complex="10pt"/>
    </style:style>
    <style:style style:name="P132" style:family="paragraph" style:parent-style-name="Text_20_body">
      <style:text-properties style:font-name="Liberation Serif" fo:font-size="10pt" officeooo:rsid="02a06cb6" officeooo:paragraph-rsid="02a06cb6" style:font-size-asian="10pt" style:font-size-complex="10pt"/>
    </style:style>
    <style:style style:name="P133" style:family="paragraph" style:parent-style-name="Text_20_body" style:list-style-name="L3">
      <style:paragraph-properties fo:text-align="start" style:justify-single-word="false"/>
      <style:text-properties style:font-name="Liberation Serif" fo:font-size="10pt" fo:font-weight="bold" officeooo:rsid="027f40fc" officeooo:paragraph-rsid="02b12696" style:font-size-asian="10pt" style:font-weight-asian="bold" style:font-size-complex="10pt" style:font-weight-complex="bold"/>
    </style:style>
    <style:style style:name="P134" style:family="paragraph" style:parent-style-name="Text_20_body">
      <style:paragraph-properties fo:text-align="start" style:justify-single-word="false"/>
      <style:text-properties style:font-name="Liberation Serif" fo:font-size="10pt" fo:font-weight="bold" officeooo:rsid="0280f7ca" officeooo:paragraph-rsid="0280f7ca" style:font-size-asian="10pt" style:font-weight-asian="bold" style:font-size-complex="10pt" style:font-weight-complex="bold"/>
    </style:style>
    <style:style style:name="P135" style:family="paragraph" style:parent-style-name="Text_20_body">
      <style:paragraph-properties fo:text-align="start" style:justify-single-word="false"/>
      <style:text-properties style:font-name="Liberation Serif" fo:font-size="10pt" fo:font-weight="bold" officeooo:rsid="02c19942" officeooo:paragraph-rsid="02c19942" style:font-size-asian="10pt" style:font-weight-asian="bold" style:font-size-complex="10pt" style:font-weight-complex="bold"/>
    </style:style>
    <style:style style:name="P136" style:family="paragraph" style:parent-style-name="Text_20_body">
      <style:text-properties style:font-name="Liberation Serif" fo:font-size="10pt" fo:font-weight="bold" officeooo:rsid="00016bdc" style:font-size-asian="10pt" style:font-weight-asian="bold" style:font-size-complex="10pt" style:font-weight-complex="bold"/>
    </style:style>
    <style:style style:name="P137" style:family="paragraph" style:parent-style-name="Text_20_body">
      <style:text-properties style:font-name="Liberation Serif" fo:font-size="10pt" fo:font-weight="bold" officeooo:rsid="02ce303c" officeooo:paragraph-rsid="02ce303c" style:font-size-asian="10pt" style:font-weight-asian="bold" style:font-size-complex="10pt" style:font-weight-complex="bold"/>
    </style:style>
    <style:style style:name="P138" style:family="paragraph" style:parent-style-name="Text_20_body" style:list-style-name="L3">
      <style:paragraph-properties fo:text-align="start" style:justify-single-word="false"/>
      <style:text-properties style:font-name="Liberation Serif" fo:font-size="10pt" fo:font-weight="normal" officeooo:rsid="02a38b54" officeooo:paragraph-rsid="02b12696" style:font-size-asian="10pt" style:font-weight-asian="normal" style:font-size-complex="10pt" style:font-weight-complex="normal"/>
    </style:style>
    <style:style style:name="P139" style:family="paragraph" style:parent-style-name="Text_20_body" style:list-style-name="L3">
      <style:paragraph-properties fo:text-align="start" style:justify-single-word="false"/>
      <style:text-properties style:font-name="Liberation Serif" fo:font-size="10pt" fo:font-weight="normal" officeooo:rsid="027f40fc" officeooo:paragraph-rsid="02b12696" style:font-size-asian="10pt" style:font-weight-asian="normal" style:font-size-complex="10pt" style:font-weight-complex="normal"/>
    </style:style>
    <style:style style:name="P140" style:family="paragraph" style:parent-style-name="Text_20_body" style:list-style-name="L3">
      <style:paragraph-properties fo:text-align="start" style:justify-single-word="false"/>
      <style:text-properties style:font-name="Liberation Serif" fo:font-size="10pt" fo:font-weight="normal" officeooo:rsid="027f40fc" officeooo:paragraph-rsid="027f40fc" style:font-size-asian="10pt" style:font-weight-asian="normal" style:font-size-complex="10pt" style:font-weight-complex="normal"/>
    </style:style>
    <style:style style:name="P141" style:family="paragraph" style:parent-style-name="Text_20_body">
      <style:paragraph-properties fo:text-align="start" style:justify-single-word="false"/>
      <style:text-properties style:font-name="Liberation Serif" fo:font-size="10pt" fo:font-weight="normal" officeooo:rsid="027f40fc" officeooo:paragraph-rsid="02b937c6" style:font-size-asian="10pt" style:font-weight-asian="normal" style:font-size-complex="10pt" style:font-weight-complex="normal"/>
    </style:style>
    <style:style style:name="P142" style:family="paragraph" style:parent-style-name="Text_20_body" style:list-style-name="L4">
      <style:paragraph-properties fo:text-align="start" style:justify-single-word="false"/>
      <style:text-properties style:font-name="Liberation Serif" fo:font-size="10pt" fo:font-weight="normal" officeooo:rsid="027f7998" officeooo:paragraph-rsid="027f7998" style:font-size-asian="10pt" style:font-weight-asian="normal" style:font-size-complex="10pt" style:font-weight-complex="normal"/>
    </style:style>
    <style:style style:name="P143" style:family="paragraph" style:parent-style-name="Text_20_body">
      <style:paragraph-properties fo:text-align="start" style:justify-single-word="false"/>
      <style:text-properties style:font-name="Liberation Serif" fo:font-size="10pt" fo:font-weight="normal" officeooo:rsid="02bc5e6d" officeooo:paragraph-rsid="02bc5e6d" style:font-size-asian="10pt" style:font-weight-asian="normal" style:font-size-complex="10pt" style:font-weight-complex="normal"/>
    </style:style>
    <style:style style:name="P144" style:family="paragraph" style:parent-style-name="Text_20_body">
      <style:text-properties style:font-name="Liberation Serif" fo:font-size="10pt" fo:font-weight="normal" officeooo:rsid="02ccae24" officeooo:paragraph-rsid="02ccae24" style:font-size-asian="10pt" style:font-weight-asian="normal" style:font-size-complex="10pt" style:font-weight-complex="normal"/>
    </style:style>
    <style:style style:name="P145" style:family="paragraph" style:parent-style-name="Text_20_body">
      <style:paragraph-properties fo:text-align="start" style:justify-single-word="false"/>
      <style:text-properties style:font-name="Liberation Serif" fo:font-size="10pt" fo:font-style="normal" fo:font-weight="normal" officeooo:rsid="02b937c6" officeooo:paragraph-rsid="02b937c6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Text_20_body" style:list-style-name="L2">
      <style:text-properties style:font-name="Liberation Serif" officeooo:rsid="02a06cb6" officeooo:paragraph-rsid="02a06cb6"/>
    </style:style>
    <style:style style:name="P147" style:family="paragraph" style:parent-style-name="Text_20_body" style:list-style-name="L7">
      <style:text-properties style:font-name="Liberation Serif" fo:font-size="9pt" officeooo:rsid="01e04b85" officeooo:paragraph-rsid="01e04b85" style:font-size-asian="9pt" style:font-size-complex="9pt"/>
    </style:style>
    <style:style style:name="P148" style:family="paragraph" style:parent-style-name="Text_20_body" style:list-style-name="L7">
      <style:text-properties style:font-name="Liberation Serif" fo:font-size="9pt" officeooo:rsid="0003534d" officeooo:paragraph-rsid="01e04b85" style:font-size-asian="9pt" style:font-size-complex="9pt"/>
    </style:style>
    <style:style style:name="P149" style:family="paragraph" style:parent-style-name="Text_20_body" style:list-style-name="L7">
      <style:text-properties style:font-name="Liberation Serif" fo:font-size="9pt" officeooo:rsid="0003534d" officeooo:paragraph-rsid="0003534d" style:font-size-asian="9pt" style:font-size-complex="9pt"/>
    </style:style>
    <style:style style:name="P150" style:family="paragraph" style:parent-style-name="Text_20_body">
      <style:text-properties style:font-name="Liberation Serif" fo:font-size="9pt" officeooo:rsid="0003534d" officeooo:paragraph-rsid="027584fa" style:font-size-asian="9pt" style:font-size-complex="9pt"/>
    </style:style>
    <style:style style:name="P151" style:family="paragraph" style:parent-style-name="Text_20_body">
      <style:text-properties style:font-name="Liberation Serif" fo:font-size="9pt" officeooo:rsid="0003534d" officeooo:paragraph-rsid="02749dfb" style:font-size-asian="9pt" style:font-size-complex="9pt"/>
    </style:style>
    <style:style style:name="P152" style:family="paragraph" style:parent-style-name="Text_20_body">
      <style:text-properties style:font-name="Liberation Serif" fo:font-size="9pt" officeooo:rsid="0003534d" officeooo:paragraph-rsid="02755774" style:font-size-asian="9pt" style:font-size-complex="9pt"/>
    </style:style>
    <style:style style:name="P153" style:family="paragraph" style:parent-style-name="Text_20_body">
      <style:text-properties style:font-name="Liberation Serif" fo:font-size="9pt" fo:font-style="normal" officeooo:rsid="000466fd" officeooo:paragraph-rsid="02218c34" style:font-size-asian="9pt" style:font-style-asian="normal" style:font-size-complex="9pt" style:font-style-complex="normal"/>
    </style:style>
    <style:style style:name="P154" style:family="paragraph" style:parent-style-name="Text_20_body">
      <style:text-properties style:font-name="Liberation Serif" fo:font-size="9pt" fo:font-style="normal" fo:font-weight="normal" officeooo:rsid="0276c6ea" officeooo:paragraph-rsid="02dd6ae7" style:font-size-asian="9pt" style:font-style-asian="normal" style:font-weight-asian="normal" style:font-size-complex="9pt" style:font-style-complex="normal" style:font-weight-complex="normal"/>
    </style:style>
    <style:style style:name="P155" style:family="paragraph" style:parent-style-name="Text_20_body">
      <style:text-properties style:font-name="Liberation Serif" fo:font-size="9pt" fo:font-style="normal" fo:font-weight="normal" officeooo:rsid="0276c6ea" officeooo:paragraph-rsid="02e8685b" style:font-size-asian="9pt" style:font-style-asian="normal" style:font-weight-asian="normal" style:font-size-complex="9pt" style:font-style-complex="normal" style:font-weight-complex="normal"/>
    </style:style>
    <style:style style:name="P156" style:family="paragraph" style:parent-style-name="Text_20_body">
      <style:text-properties style:font-name="Liberation Serif" fo:font-size="9pt" fo:font-style="normal" fo:font-weight="normal" officeooo:rsid="02e8685b" officeooo:paragraph-rsid="02e8685b" style:font-size-asian="9pt" style:font-style-asian="normal" style:font-weight-asian="normal" style:font-size-complex="9pt" style:font-style-complex="normal" style:font-weight-complex="normal"/>
    </style:style>
    <style:style style:name="P157" style:family="paragraph" style:parent-style-name="Text_20_body">
      <style:text-properties style:font-name="Liberation Serif" fo:font-size="9pt" fo:font-style="normal" fo:font-weight="normal" officeooo:rsid="0003534d" officeooo:paragraph-rsid="0276c6ea" style:font-size-asian="9pt" style:font-style-asian="normal" style:font-weight-asian="normal" style:font-size-complex="9pt" style:font-style-complex="normal" style:font-weight-complex="normal"/>
    </style:style>
    <style:style style:name="P158" style:family="paragraph" style:parent-style-name="Text_20_body">
      <style:text-properties style:font-name="Liberation Serif" fo:font-size="9pt" fo:font-style="normal" fo:font-weight="normal" officeooo:rsid="02f20ae9" officeooo:paragraph-rsid="02f20ae9" style:font-size-asian="9pt" style:font-style-asian="normal" style:font-weight-asian="normal" style:font-size-complex="9pt" style:font-style-complex="normal" style:font-weight-complex="normal"/>
    </style:style>
    <style:style style:name="P159" style:family="paragraph" style:parent-style-name="Text_20_body">
      <style:text-properties style:font-name="Liberation Serif" fo:font-size="9pt" fo:font-style="normal" fo:font-weight="normal" officeooo:rsid="02f29a34" officeooo:paragraph-rsid="02f29a34" style:font-size-asian="9pt" style:font-style-asian="normal" style:font-weight-asian="normal" style:font-size-complex="9pt" style:font-style-complex="normal" style:font-weight-complex="normal"/>
    </style:style>
    <style:style style:name="P160" style:family="paragraph" style:parent-style-name="Text_20_body">
      <style:paragraph-properties fo:text-align="center" style:justify-single-word="false"/>
      <style:text-properties style:font-name="Liberation Serif" fo:font-size="9pt" fo:font-style="italic" officeooo:rsid="0003534d" officeooo:paragraph-rsid="02dd6ae7" style:font-size-asian="9pt" style:font-style-asian="italic" style:font-size-complex="9pt" style:font-style-complex="italic"/>
    </style:style>
    <style:style style:name="P161" style:family="paragraph" style:parent-style-name="Text_20_body">
      <style:paragraph-properties fo:text-align="center" style:justify-single-word="false"/>
      <style:text-properties style:font-name="Liberation Serif" fo:font-size="9pt" fo:font-style="italic" officeooo:rsid="02094b0a" officeooo:paragraph-rsid="02dd6ae7" style:font-size-asian="9pt" style:font-style-asian="italic" style:font-size-complex="9pt" style:font-style-complex="italic"/>
    </style:style>
    <style:style style:name="P162" style:family="paragraph" style:parent-style-name="Text_20_body" style:list-style-name="L4">
      <style:paragraph-properties fo:text-align="start" style:justify-single-word="false"/>
      <style:text-properties officeooo:paragraph-rsid="027f7998"/>
    </style:style>
    <style:style style:name="P163" style:family="paragraph" style:parent-style-name="Text_20_body" style:list-style-name="L5">
      <style:paragraph-properties fo:text-align="start" style:justify-single-word="false"/>
      <style:text-properties officeooo:rsid="02809b5e" officeooo:paragraph-rsid="02809b5e"/>
    </style:style>
    <style:style style:name="P164" style:family="paragraph" style:parent-style-name="Text_20_body">
      <style:paragraph-properties fo:text-align="start" style:justify-single-word="false"/>
      <style:text-properties fo:color="#ce181e" style:font-name="Liberation Serif" fo:font-size="10pt" fo:font-weight="bold" officeooo:rsid="02bd3e2d" officeooo:paragraph-rsid="02bd3e2d" style:font-size-asian="10pt" style:font-weight-asian="bold" style:font-size-complex="10pt" style:font-weight-complex="bold"/>
    </style:style>
    <style:style style:name="P165" style:family="paragraph" style:parent-style-name="Text_20_body">
      <style:text-properties style:use-window-font-color="true" style:font-name="Liberation Serif" fo:font-size="9pt" fo:font-style="normal" fo:font-weight="normal" officeooo:rsid="027584fa" officeooo:paragraph-rsid="027584fa" style:font-size-asian="9pt" style:font-style-asian="normal" style:font-weight-asian="normal" style:font-size-complex="9pt" style:font-style-complex="normal" style:font-weight-complex="normal"/>
    </style:style>
    <style:style style:name="P166" style:family="paragraph" style:parent-style-name="Text_20_body">
      <style:text-properties style:use-window-font-color="true" style:font-name="Liberation Serif" fo:font-size="9pt" fo:font-style="normal" fo:font-weight="normal" officeooo:rsid="02ed6832" officeooo:paragraph-rsid="02ed6832" style:font-size-asian="9pt" style:font-style-asian="normal" style:font-weight-asian="normal" style:font-size-complex="9pt" style:font-style-complex="normal" style:font-weight-complex="normal"/>
    </style:style>
    <style:style style:name="P167" style:family="paragraph" style:parent-style-name="Title">
      <style:text-properties officeooo:rsid="02c5cbf4" officeooo:paragraph-rsid="02c5cbf4"/>
    </style:style>
    <style:style style:name="P168" style:family="paragraph" style:parent-style-name="Title">
      <style:text-properties officeooo:paragraph-rsid="00c93838"/>
    </style:style>
    <style:style style:name="P169" style:family="paragraph" style:parent-style-name="Subtitle">
      <style:text-properties style:font-name="Liberation Serif" fo:font-size="10pt" fo:font-weight="bold" officeooo:rsid="00016bdc" style:font-size-asian="10pt" style:font-weight-asian="bold" style:font-size-complex="10pt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officeooo:rsid="02c19942" officeooo:paragraph-rsid="02c19942"/>
    </style:style>
    <style:style style:name="P171" style:family="paragraph" style:parent-style-name="Table_20_Contents">
      <style:paragraph-properties fo:text-align="center" style:justify-single-word="false"/>
      <style:text-properties officeooo:rsid="02c19942" officeooo:paragraph-rsid="02c35db3"/>
    </style:style>
    <style:style style:name="P172" style:family="paragraph" style:parent-style-name="Table_20_Contents">
      <style:paragraph-properties fo:text-align="center" style:justify-single-word="false"/>
      <style:text-properties officeooo:rsid="02c35db3" officeooo:paragraph-rsid="02c35db3"/>
    </style:style>
    <style:style style:name="P173" style:family="paragraph" style:parent-style-name="Table_20_Contents">
      <style:paragraph-properties fo:text-align="center" style:justify-single-word="false"/>
      <style:text-properties fo:font-weight="bold" officeooo:rsid="02c19942" officeooo:paragraph-rsid="02c19942" style:font-weight-asian="bold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fo:font-weight="bold" officeooo:rsid="02c19942" officeooo:paragraph-rsid="02c35db3" style:font-weight-asian="bold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fo:font-weight="bold" officeooo:rsid="02c35db3" officeooo:paragraph-rsid="02c35db3" style:font-weight-asian="bold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fo:font-weight="bold" officeooo:rsid="02cbb51c" officeooo:paragraph-rsid="02cbb51c" style:font-weight-asian="bold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fo:color="#ce181e" officeooo:rsid="02c35db3" officeooo:paragraph-rsid="02c35db3"/>
    </style:style>
    <style:style style:name="P178" style:family="paragraph" style:parent-style-name="Table_20_Contents">
      <style:paragraph-properties fo:text-align="center" style:justify-single-word="false"/>
      <style:text-properties fo:color="#ce181e" officeooo:rsid="02c54791" officeooo:paragraph-rsid="02c54791"/>
    </style:style>
    <style:style style:name="P179" style:family="paragraph" style:parent-style-name="Table_20_Contents">
      <style:paragraph-properties fo:text-align="center" style:justify-single-word="false"/>
      <style:text-properties fo:color="#ce181e" officeooo:rsid="02cbb51c" officeooo:paragraph-rsid="02cbb51c"/>
    </style:style>
    <style:style style:name="P180" style:family="paragraph" style:parent-style-name="Table_20_Contents">
      <style:paragraph-properties fo:text-align="center" style:justify-single-word="false"/>
      <style:text-properties officeooo:rsid="02cbb51c" officeooo:paragraph-rsid="02cbb51c"/>
    </style:style>
    <style:style style:name="P181" style:family="paragraph" style:parent-style-name="Table_20_Contents">
      <style:paragraph-properties fo:text-align="center" style:justify-single-word="false"/>
      <style:text-properties style:use-window-font-color="true" fo:font-weight="bold" officeooo:rsid="02cbb51c" officeooo:paragraph-rsid="02cbb51c" style:font-weight-asian="bold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style:font-name="Liberation Serif" fo:font-size="9pt" officeooo:rsid="0218ac0e" officeooo:paragraph-rsid="02dd6ae7" style:font-size-asian="9pt" style:font-size-complex="9pt"/>
    </style:style>
    <style:style style:name="P183" style:family="paragraph" style:parent-style-name="Table_20_Contents">
      <style:paragraph-properties fo:text-align="center" style:justify-single-word="false"/>
      <style:text-properties style:font-name="Liberation Serif" fo:font-size="9pt" officeooo:rsid="021dea91" officeooo:paragraph-rsid="02dd6ae7" style:font-size-asian="9pt" style:font-size-complex="9pt"/>
    </style:style>
    <style:style style:name="P184" style:family="paragraph" style:parent-style-name="Table_20_Contents">
      <style:paragraph-properties fo:text-align="center" style:justify-single-word="false"/>
      <style:text-properties style:font-name="Liberation Serif" fo:font-size="9pt" officeooo:rsid="02e0a87f" officeooo:paragraph-rsid="02e0a87f" style:font-size-asian="9pt" style:font-size-complex="9pt"/>
    </style:style>
    <style:style style:name="P185" style:family="paragraph" style:parent-style-name="Table_20_Contents">
      <style:paragraph-properties fo:text-align="center" style:justify-single-word="false"/>
      <style:text-properties style:font-name="Liberation Serif" fo:font-size="9pt" officeooo:rsid="02e8685b" officeooo:paragraph-rsid="02e8685b" style:font-size-asian="9pt" style:font-size-complex="9pt"/>
    </style:style>
    <style:style style:name="P186" style:family="paragraph" style:parent-style-name="Table_20_Contents">
      <style:paragraph-properties fo:text-align="center" style:justify-single-word="false"/>
      <style:text-properties style:font-name="Liberation Serif" fo:font-size="9pt" officeooo:rsid="02eccab8" officeooo:paragraph-rsid="02eccab8" style:font-size-asian="9pt" style:font-size-complex="9pt"/>
    </style:style>
    <style:style style:name="P187" style:family="paragraph" style:parent-style-name="Table_20_Contents">
      <style:paragraph-properties fo:text-align="center" style:justify-single-word="false"/>
      <style:text-properties style:font-name="Liberation Serif" fo:font-size="9pt" officeooo:rsid="02f015d6" officeooo:paragraph-rsid="02f015d6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106267" style:font-style-asian="italic" style:font-style-complex="italic"/>
    </style:style>
    <style:style style:name="T3" style:family="text">
      <style:text-properties fo:font-style="italic" officeooo:rsid="0210e51b" style:font-style-asian="italic" style:font-style-complex="italic"/>
    </style:style>
    <style:style style:name="T4" style:family="text">
      <style:text-properties fo:font-style="italic" officeooo:rsid="02746fbe" style:font-style-asian="italic" style:font-style-complex="italic"/>
    </style:style>
    <style:style style:name="T5" style:family="text">
      <style:text-properties fo:font-style="italic" officeooo:rsid="02094b0a" style:font-style-asian="italic" style:font-style-complex="italic"/>
    </style:style>
    <style:style style:name="T6" style:family="text">
      <style:text-properties fo:font-style="italic" officeooo:rsid="02749dfb" style:font-style-asian="italic" style:font-style-complex="italic"/>
    </style:style>
    <style:style style:name="T7" style:family="text">
      <style:text-properties fo:font-style="italic" officeooo:rsid="02755774" style:font-style-asian="italic" style:font-style-complex="italic"/>
    </style:style>
    <style:style style:name="T8" style:family="text">
      <style:text-properties fo:font-style="italic" officeooo:rsid="027584fa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a48db" style:font-style-asian="normal" style:font-style-complex="normal"/>
    </style:style>
    <style:style style:name="T11" style:family="text">
      <style:text-properties fo:font-style="normal" officeooo:rsid="001a7727" style:font-style-asian="normal" style:font-style-complex="normal"/>
    </style:style>
    <style:style style:name="T12" style:family="text">
      <style:text-properties fo:font-style="normal" officeooo:rsid="0048626c" style:font-style-asian="normal" style:font-style-complex="normal"/>
    </style:style>
    <style:style style:name="T13" style:family="text">
      <style:text-properties fo:font-style="normal" officeooo:rsid="00bd8a95" style:font-style-asian="normal" style:font-style-complex="normal"/>
    </style:style>
    <style:style style:name="T14" style:family="text">
      <style:text-properties fo:font-style="normal" officeooo:rsid="00bf698f" style:font-style-asian="normal" style:font-style-complex="normal"/>
    </style:style>
    <style:style style:name="T15" style:family="text">
      <style:text-properties fo:font-style="normal" officeooo:rsid="01d0c189" style:font-style-asian="normal" style:font-style-complex="normal"/>
    </style:style>
    <style:style style:name="T16" style:family="text">
      <style:text-properties fo:font-style="normal" officeooo:rsid="021d4077" style:font-style-asian="normal" style:font-style-complex="normal"/>
    </style:style>
    <style:style style:name="T17" style:family="text">
      <style:text-properties fo:font-style="normal" officeooo:rsid="02746fbe" style:font-style-asian="normal" style:font-style-complex="normal"/>
    </style:style>
    <style:style style:name="T18" style:family="text">
      <style:text-properties fo:font-style="normal" officeooo:rsid="02749dfb" style:font-style-asian="normal" style:font-style-complex="normal"/>
    </style:style>
    <style:style style:name="T19" style:family="text">
      <style:text-properties fo:font-style="normal" officeooo:rsid="02e0a87f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0466fd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466fd" style:font-weight-asian="bold" style:font-weight-complex="bold"/>
    </style:style>
    <style:style style:name="T25" style:family="text">
      <style:text-properties fo:font-weight="bold" officeooo:rsid="00b94406" style:font-weight-asian="bold" style:font-weight-complex="bold"/>
    </style:style>
    <style:style style:name="T26" style:family="text">
      <style:text-properties fo:font-weight="bold" officeooo:rsid="02195ccf" style:font-weight-asian="bold" style:font-weight-complex="bold"/>
    </style:style>
    <style:style style:name="T27" style:family="text">
      <style:text-properties fo:font-weight="bold" officeooo:rsid="02749dfb" style:font-weight-asian="bold" style:font-weight-complex="bold"/>
    </style:style>
    <style:style style:name="T28" style:family="text">
      <style:text-properties fo:font-weight="bold" officeooo:rsid="027584fa" style:font-weight-asian="bold" style:font-weight-complex="bold"/>
    </style:style>
    <style:style style:name="T29" style:family="text">
      <style:text-properties fo:font-weight="bold" officeooo:rsid="02798952" style:font-weight-asian="bold" style:font-weight-complex="bold"/>
    </style:style>
    <style:style style:name="T30" style:family="text">
      <style:text-properties fo:font-weight="bold" officeooo:rsid="027b41bb" style:font-weight-asian="bold" style:font-weight-complex="bold"/>
    </style:style>
    <style:style style:name="T31" style:family="text">
      <style:text-properties fo:font-weight="bold" officeooo:rsid="02ed6832" style:font-weight-asian="bold" style:font-weight-complex="bold"/>
    </style:style>
    <style:style style:name="T32" style:family="text">
      <style:text-properties fo:font-weight="bold" officeooo:rsid="02f1541a" style:font-weight-asian="bold" style:font-weight-complex="bold"/>
    </style:style>
    <style:style style:name="T33" style:family="text">
      <style:text-properties fo:font-weight="bold" officeooo:rsid="02f1eadc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280f7ca" style:font-weight-asian="normal" style:font-weight-complex="normal"/>
    </style:style>
    <style:style style:name="T36" style:family="text">
      <style:text-properties fo:font-weight="normal" officeooo:rsid="02810c41" style:font-weight-asian="normal" style:font-weight-complex="normal"/>
    </style:style>
    <style:style style:name="T37" style:family="text">
      <style:text-properties fo:font-weight="normal" officeooo:rsid="02826008" style:font-weight-asian="normal" style:font-weight-complex="normal"/>
    </style:style>
    <style:style style:name="T38" style:family="text">
      <style:text-properties fo:font-weight="normal" officeooo:rsid="02977664" style:font-weight-asian="normal" style:font-weight-complex="normal"/>
    </style:style>
    <style:style style:name="T39" style:family="text">
      <style:text-properties fo:font-weight="normal" officeooo:rsid="02a38b54" style:font-weight-asian="normal" style:font-weight-complex="normal"/>
    </style:style>
    <style:style style:name="T40" style:family="text">
      <style:text-properties fo:font-weight="normal" officeooo:rsid="02b12696" style:font-weight-asian="normal" style:font-weight-complex="normal"/>
    </style:style>
    <style:style style:name="T41" style:family="text">
      <style:text-properties fo:font-weight="normal" officeooo:rsid="02f628ab" style:font-weight-asian="normal" style:font-weight-complex="normal"/>
    </style:style>
    <style:style style:name="T42" style:family="text">
      <style:text-properties officeooo:rsid="000e43b9"/>
    </style:style>
    <style:style style:name="T43" style:family="text">
      <style:text-properties officeooo:rsid="000e8a7b"/>
    </style:style>
    <style:style style:name="T44" style:family="text">
      <style:text-properties officeooo:rsid="00a1dc6e"/>
    </style:style>
    <style:style style:name="T45" style:family="text">
      <style:text-properties officeooo:rsid="00b94406"/>
    </style:style>
    <style:style style:name="T46" style:family="text">
      <style:text-properties officeooo:rsid="00b99351"/>
    </style:style>
    <style:style style:name="T47" style:family="text">
      <style:text-properties fo:color="#000000" fo:font-weight="bold" officeooo:rsid="000466fd" style:font-weight-asian="bold" style:font-weight-complex="bold"/>
    </style:style>
    <style:style style:name="T48" style:family="text">
      <style:text-properties fo:color="#000000" fo:font-weight="bold" officeooo:rsid="01effa7b" style:font-weight-asian="bold" style:font-weight-complex="bold"/>
    </style:style>
    <style:style style:name="T49" style:family="text">
      <style:text-properties fo:color="#000000" fo:font-weight="bold" officeooo:rsid="01f6c7bd" style:font-weight-asian="bold" style:font-weight-complex="bold"/>
    </style:style>
    <style:style style:name="T50" style:family="text">
      <style:text-properties fo:color="#000000" fo:font-weight="bold" officeooo:rsid="01f819f7" style:font-weight-asian="bold" style:font-weight-complex="bold"/>
    </style:style>
    <style:style style:name="T51" style:family="text">
      <style:text-properties fo:color="#000000" fo:font-weight="bold" officeooo:rsid="01f87993" style:font-weight-asian="bold" style:font-weight-complex="bold"/>
    </style:style>
    <style:style style:name="T52" style:family="text">
      <style:text-properties fo:color="#000000" fo:font-weight="bold" officeooo:rsid="01f9e410" style:font-weight-asian="bold" style:font-weight-complex="bold"/>
    </style:style>
    <style:style style:name="T53" style:family="text">
      <style:text-properties fo:color="#000000" fo:font-weight="bold" officeooo:rsid="01fbe4dd" style:font-weight-asian="bold" style:font-weight-complex="bold"/>
    </style:style>
    <style:style style:name="T54" style:family="text">
      <style:text-properties fo:color="#000000" fo:font-weight="bold" officeooo:rsid="01fe114b" style:font-weight-asian="bold" style:font-weight-complex="bold"/>
    </style:style>
    <style:style style:name="T55" style:family="text">
      <style:text-properties fo:color="#000000" fo:font-weight="bold" officeooo:rsid="0200153c" style:font-weight-asian="bold" style:font-weight-complex="bold"/>
    </style:style>
    <style:style style:name="T56" style:family="text">
      <style:text-properties fo:color="#000000" style:font-name="DejaVu Sans Mono" fo:font-size="9pt" fo:font-weight="bold" style:font-size-asian="9pt" style:font-weight-asian="bold" style:font-size-complex="9pt" style:font-weight-complex="bold"/>
    </style:style>
    <style:style style:name="T57" style:family="text">
      <style:text-properties fo:color="#000000" fo:font-size="16pt" fo:font-weight="bold" officeooo:rsid="000466fd" style:font-size-asian="16pt" style:font-weight-asian="bold" style:font-size-complex="16pt" style:font-weight-complex="bold"/>
    </style:style>
    <style:style style:name="T58" style:family="text">
      <style:text-properties fo:color="#000000" fo:font-size="16pt" fo:font-weight="bold" officeooo:rsid="01efc09c" style:font-size-asian="16pt" style:font-weight-asian="bold" style:font-size-complex="16pt" style:font-weight-complex="bold"/>
    </style:style>
    <style:style style:name="T59" style:family="text">
      <style:text-properties fo:color="#000000" fo:font-size="7pt" fo:font-weight="normal" officeooo:rsid="01f6c7bd" fo:background-color="#ffffff" loext:char-shading-value="0" style:font-size-asian="7pt" style:font-weight-asian="normal" style:font-size-complex="7pt" style:font-weight-complex="normal"/>
    </style:style>
    <style:style style:name="T60" style:family="text">
      <style:text-properties officeooo:rsid="00ca8145"/>
    </style:style>
    <style:style style:name="T61" style:family="text">
      <style:text-properties officeooo:rsid="00cb5ebd"/>
    </style:style>
    <style:style style:name="T62" style:family="text">
      <style:text-properties officeooo:rsid="00fbf256"/>
    </style:style>
    <style:style style:name="T63" style:family="text">
      <style:text-properties officeooo:rsid="01076775"/>
    </style:style>
    <style:style style:name="T64" style:family="text">
      <style:text-properties fo:color="#ce181e"/>
    </style:style>
    <style:style style:name="T65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color="#ce181e" fo:font-weight="bold" style:font-weight-asian="bold" style:font-weight-complex="bold"/>
    </style:style>
    <style:style style:name="T67" style:family="text">
      <style:text-properties fo:color="#ce181e" fo:font-weight="bold" officeooo:rsid="000466fd" style:font-weight-asian="bold" style:font-weight-complex="bold"/>
    </style:style>
    <style:style style:name="T68" style:family="text">
      <style:text-properties fo:color="#ce181e" fo:font-weight="bold" officeooo:rsid="01cbe045" style:font-weight-asian="bold" style:font-weight-complex="bold"/>
    </style:style>
    <style:style style:name="T69" style:family="text">
      <style:text-properties fo:color="#ce181e" fo:font-weight="bold" officeooo:rsid="02749dfb" style:font-weight-asian="bold" style:font-weight-complex="bold"/>
    </style:style>
    <style:style style:name="T70" style:family="text">
      <style:text-properties fo:color="#ce181e" fo:font-style="italic" style:font-style-asian="italic" style:font-style-complex="italic"/>
    </style:style>
    <style:style style:name="T71" style:family="text">
      <style:text-properties fo:color="#ce181e" fo:font-style="italic" officeooo:rsid="02746fbe" style:font-style-asian="italic" style:font-style-complex="italic"/>
    </style:style>
    <style:style style:name="T72" style:family="text">
      <style:text-properties fo:color="#ce181e" fo:font-style="italic" officeooo:rsid="02f42bbe" style:font-style-asian="italic" style:font-style-complex="italic"/>
    </style:style>
    <style:style style:name="T73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fo:color="#ce181e" fo:font-style="italic" fo:font-weight="bold" officeooo:rsid="0215d3ed" style:font-style-asian="italic" style:font-weight-asian="bold" style:font-style-complex="italic" style:font-weight-complex="bold"/>
    </style:style>
    <style:style style:name="T75" style:family="text">
      <style:text-properties fo:color="#ce181e" fo:font-style="italic" fo:font-weight="bold" officeooo:rsid="02749dfb" style:font-style-asian="italic" style:font-weight-asian="bold" style:font-style-complex="italic" style:font-weight-complex="bold"/>
    </style:style>
    <style:style style:name="T76" style:family="text">
      <style:text-properties fo:color="#ce181e" fo:font-style="italic" fo:font-weight="bold" officeooo:rsid="02755774" style:font-style-asian="italic" style:font-weight-asian="bold" style:font-style-complex="italic" style:font-weight-complex="bold"/>
    </style:style>
    <style:style style:name="T77" style:family="text">
      <style:text-properties fo:color="#ce181e" fo:font-style="italic" fo:font-weight="bold" officeooo:rsid="027584fa" style:font-style-asian="italic" style:font-weight-asian="bold" style:font-style-complex="italic" style:font-weight-complex="bold"/>
    </style:style>
    <style:style style:name="T78" style:family="text">
      <style:text-properties fo:color="#ce181e" fo:font-style="italic" fo:font-weight="bold" officeooo:rsid="02798952" style:font-style-asian="italic" style:font-weight-asian="bold" style:font-style-complex="italic" style:font-weight-complex="bold"/>
    </style:style>
    <style:style style:name="T79" style:family="text">
      <style:text-properties fo:color="#ce181e" style:font-name="Liberation Serif" fo:font-size="10pt" fo:font-weight="bold" style:font-size-asian="10pt" style:font-weight-asian="bold" style:font-size-complex="10pt" style:font-weight-complex="bold"/>
    </style:style>
    <style:style style:name="T80" style:family="text">
      <style:text-properties fo:color="#ce181e" style:font-name="Liberation Serif" fo:font-size="10pt" fo:font-weight="bold" officeooo:rsid="027f40fc" style:font-size-asian="10pt" style:font-weight-asian="bold" style:font-size-complex="10pt" style:font-weight-complex="bold"/>
    </style:style>
    <style:style style:name="T81" style:family="text">
      <style:text-properties fo:color="#ce181e" style:font-name="Liberation Serif" fo:font-size="10pt" fo:font-weight="bold" officeooo:rsid="02b937c6" style:font-size-asian="10pt" style:font-weight-asian="bold" style:font-size-complex="10pt" style:font-weight-complex="bold"/>
    </style:style>
    <style:style style:name="T82" style:family="text">
      <style:text-properties fo:color="#ce181e" style:font-name="Liberation Serif" fo:font-size="10pt" fo:font-weight="bold" officeooo:rsid="02bc5e6d" style:font-size-asian="10pt" style:font-weight-asian="bold" style:font-size-complex="10pt" style:font-weight-complex="bold"/>
    </style:style>
    <style:style style:name="T83" style:family="text">
      <style:text-properties fo:color="#ce181e" style:font-name="Liberation Serif" fo:font-size="10pt" fo:font-weight="bold" officeooo:rsid="02be15fe" style:font-size-asian="10pt" style:font-weight-asian="bold" style:font-size-complex="10pt" style:font-weight-complex="bold"/>
    </style:style>
    <style:style style:name="T84" style:family="text">
      <style:text-properties fo:color="#ce181e" style:font-name="Liberation Serif" fo:font-size="10pt" fo:font-weight="bold" officeooo:rsid="02cbb51c" style:font-size-asian="10pt" style:font-weight-asian="bold" style:font-size-complex="10pt" style:font-weight-complex="bold"/>
    </style:style>
    <style:style style:name="T85" style:family="text">
      <style:text-properties fo:color="#ce181e" style:font-name="Liberation Serif" fo:font-size="10pt" fo:font-style="normal" style:text-underline-style="none" fo:font-weight="bold" officeooo:rsid="02bfcca9" style:font-size-asian="10pt" style:font-style-asian="normal" style:font-weight-asian="bold" style:font-size-complex="10pt" style:font-style-complex="normal" style:font-weight-complex="bold"/>
    </style:style>
    <style:style style:name="T86" style:family="text">
      <style:text-properties officeooo:rsid="01cbe045"/>
    </style:style>
    <style:style style:name="T87" style:family="text">
      <style:text-properties officeooo:rsid="01dd9de1"/>
    </style:style>
    <style:style style:name="T88" style:family="text">
      <style:text-properties officeooo:rsid="01e1ec66"/>
    </style:style>
    <style:style style:name="T89" style:family="text">
      <style:text-properties officeooo:rsid="01e493a8"/>
    </style:style>
    <style:style style:name="T90" style:family="text">
      <style:text-properties officeooo:rsid="02094b0a"/>
    </style:style>
    <style:style style:name="T91" style:family="text">
      <style:text-properties officeooo:rsid="021464ed"/>
    </style:style>
    <style:style style:name="T92" style:family="text">
      <style:text-properties officeooo:rsid="0215d3ed"/>
    </style:style>
    <style:style style:name="T93" style:family="text">
      <style:text-properties officeooo:rsid="02195ccf"/>
    </style:style>
    <style:style style:name="T94" style:family="text">
      <style:text-properties officeooo:rsid="021a167f"/>
    </style:style>
    <style:style style:name="T95" style:family="text">
      <style:text-properties style:use-window-font-color="true" fo:font-style="italic" officeooo:rsid="02746fbe" style:font-style-asian="italic" style:font-style-complex="italic"/>
    </style:style>
    <style:style style:name="T96" style:family="text">
      <style:text-properties style:use-window-font-color="true" style:font-name="DejaVu Sans Mono" fo:font-size="7pt" fo:font-weight="normal" style:font-size-asian="7pt" style:font-weight-asian="normal" style:font-size-complex="7pt" style:font-weight-complex="normal"/>
    </style:style>
    <style:style style:name="T97" style:family="text">
      <style:text-properties style:use-window-font-color="true" fo:font-size="7pt" fo:font-weight="normal" officeooo:rsid="01f6c7bd" style:font-size-asian="7pt" style:font-weight-asian="normal" style:font-size-complex="7pt" style:font-weight-complex="normal"/>
    </style:style>
    <style:style style:name="T98" style:family="text">
      <style:text-properties style:use-window-font-color="true" fo:font-size="7pt" fo:font-weight="normal" officeooo:rsid="01f9e410" style:font-size-asian="7pt" style:font-weight-asian="normal" style:font-size-complex="7pt" style:font-weight-complex="normal"/>
    </style:style>
    <style:style style:name="T99" style:family="text">
      <style:text-properties style:use-window-font-color="true" fo:font-size="7pt" fo:font-weight="normal" officeooo:rsid="0200153c" style:font-size-asian="7pt" style:font-weight-asian="normal" style:font-size-complex="7pt" style:font-weight-complex="normal"/>
    </style:style>
    <style:style style:name="T100" style:family="text">
      <style:text-properties style:use-window-font-color="true" style:font-name="Liberation Serif" fo:font-size="10pt" fo:font-weight="normal" officeooo:rsid="02bd3e2d" style:font-size-asian="10pt" style:font-weight-asian="normal" style:font-size-complex="10pt" style:font-weight-complex="normal"/>
    </style:style>
    <style:style style:name="T101" style:family="text">
      <style:text-properties style:use-window-font-color="true" style:font-name="Liberation Serif" fo:font-size="10pt" fo:font-weight="normal" officeooo:rsid="02be15fe" style:font-size-asian="10pt" style:font-weight-asian="normal" style:font-size-complex="10pt" style:font-weight-complex="normal"/>
    </style:style>
    <style:style style:name="T102" style:family="text">
      <style:text-properties officeooo:rsid="02525e56"/>
    </style:style>
    <style:style style:name="T103" style:family="text">
      <style:text-properties officeooo:rsid="0254197c"/>
    </style:style>
    <style:style style:name="T104" style:family="text">
      <style:text-properties officeooo:rsid="02746fbe"/>
    </style:style>
    <style:style style:name="T105" style:family="text">
      <style:text-properties officeooo:rsid="02749dfb"/>
    </style:style>
    <style:style style:name="T106" style:family="text">
      <style:text-properties officeooo:rsid="027584fa"/>
    </style:style>
    <style:style style:name="T107" style:family="text">
      <style:text-properties officeooo:rsid="0276c6ea"/>
    </style:style>
    <style:style style:name="T108" style:family="text">
      <style:text-properties officeooo:rsid="027d7194"/>
    </style:style>
    <style:style style:name="T109" style:family="text">
      <style:text-properties officeooo:rsid="027eaaf7"/>
    </style:style>
    <style:style style:name="T110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11" style:family="text">
      <style:text-properties style:font-name="Liberation Serif" fo:font-size="10pt" fo:font-weight="bold" officeooo:rsid="027f40fc" style:font-size-asian="10pt" style:font-weight-asian="bold" style:font-size-complex="10pt" style:font-weight-complex="bold"/>
    </style:style>
    <style:style style:name="T112" style:family="text">
      <style:text-properties style:font-name="Liberation Serif" fo:font-size="10pt" fo:font-weight="bold" officeooo:rsid="027f7998" style:font-size-asian="10pt" style:font-weight-asian="bold" style:font-size-complex="10pt" style:font-weight-complex="bold"/>
    </style:style>
    <style:style style:name="T113" style:family="text">
      <style:text-properties style:font-name="Liberation Serif" fo:font-size="10pt" fo:font-weight="bold" officeooo:rsid="02b937c6" style:font-size-asian="10pt" style:font-weight-asian="bold" style:font-size-complex="10pt" style:font-weight-complex="bold"/>
    </style:style>
    <style:style style:name="T114" style:family="text">
      <style:text-properties style:font-name="Liberation Serif" fo:font-size="10pt" fo:font-weight="bold" officeooo:rsid="02ba716d" style:font-size-asian="10pt" style:font-weight-asian="bold" style:font-size-complex="10pt" style:font-weight-complex="bold"/>
    </style:style>
    <style:style style:name="T115" style:family="text">
      <style:text-properties style:font-name="Liberation Serif" fo:font-size="10pt" fo:font-weight="bold" officeooo:rsid="02bc5e6d" style:font-size-asian="10pt" style:font-weight-asian="bold" style:font-size-complex="10pt" style:font-weight-complex="bold"/>
    </style:style>
    <style:style style:name="T116" style:family="text">
      <style:text-properties style:font-name="Liberation Serif" fo:font-size="10pt" fo:font-weight="bold" officeooo:rsid="02be15fe" style:font-size-asian="10pt" style:font-weight-asian="bold" style:font-size-complex="10pt" style:font-weight-complex="bold"/>
    </style:style>
    <style:style style:name="T117" style:family="text">
      <style:text-properties style:font-name="Liberation Serif" fo:font-size="10pt" fo:font-weight="bold" officeooo:rsid="02bfcca9" style:font-size-asian="10pt" style:font-weight-asian="bold" style:font-size-complex="10pt" style:font-weight-complex="bold"/>
    </style:style>
    <style:style style:name="T118" style:family="text">
      <style:text-properties style:font-name="Liberation Serif" fo:font-size="10pt" fo:font-weight="bold" officeooo:rsid="02c19942" style:font-size-asian="10pt" style:font-weight-asian="bold" style:font-size-complex="10pt" style:font-weight-complex="bold"/>
    </style:style>
    <style:style style:name="T119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120" style:family="text">
      <style:text-properties style:font-name="Liberation Serif" fo:font-size="10pt" fo:font-weight="normal" officeooo:rsid="027f40fc" style:font-size-asian="10pt" style:font-weight-asian="normal" style:font-size-complex="10pt" style:font-weight-complex="normal"/>
    </style:style>
    <style:style style:name="T121" style:family="text">
      <style:text-properties style:font-name="Liberation Serif" fo:font-size="10pt" fo:font-weight="normal" officeooo:rsid="027f7998" style:font-size-asian="10pt" style:font-weight-asian="normal" style:font-size-complex="10pt" style:font-weight-complex="normal"/>
    </style:style>
    <style:style style:name="T122" style:family="text">
      <style:text-properties style:font-name="Liberation Serif" fo:font-size="10pt" fo:font-weight="normal" officeooo:rsid="02809b5e" style:font-size-asian="10pt" style:font-weight-asian="normal" style:font-size-complex="10pt" style:font-weight-complex="normal"/>
    </style:style>
    <style:style style:name="T123" style:family="text">
      <style:text-properties style:font-name="Liberation Serif" fo:font-size="10pt" fo:font-weight="normal" officeooo:rsid="02826008" style:font-size-asian="10pt" style:font-weight-asian="normal" style:font-size-complex="10pt" style:font-weight-complex="normal"/>
    </style:style>
    <style:style style:name="T124" style:family="text">
      <style:text-properties style:font-name="Liberation Serif" fo:font-size="10pt" fo:font-weight="normal" officeooo:rsid="02b937c6" style:font-size-asian="10pt" style:font-weight-asian="normal" style:font-size-complex="10pt" style:font-weight-complex="normal"/>
    </style:style>
    <style:style style:name="T125" style:family="text">
      <style:text-properties style:font-name="Liberation Serif" fo:font-size="10pt" fo:font-weight="normal" officeooo:rsid="02ba716d" style:font-size-asian="10pt" style:font-weight-asian="normal" style:font-size-complex="10pt" style:font-weight-complex="normal"/>
    </style:style>
    <style:style style:name="T126" style:family="text">
      <style:text-properties style:font-name="Liberation Serif" fo:font-size="10pt" fo:font-weight="normal" officeooo:rsid="02bc5e6d" style:font-size-asian="10pt" style:font-weight-asian="normal" style:font-size-complex="10pt" style:font-weight-complex="normal"/>
    </style:style>
    <style:style style:name="T127" style:family="text">
      <style:text-properties style:font-name="Liberation Serif" fo:font-size="10pt" fo:font-weight="normal" officeooo:rsid="02bd3e2d" style:font-size-asian="10pt" style:font-weight-asian="normal" style:font-size-complex="10pt" style:font-weight-complex="normal"/>
    </style:style>
    <style:style style:name="T128" style:family="text">
      <style:text-properties style:font-name="Liberation Serif" fo:font-size="10pt" fo:font-weight="normal" officeooo:rsid="02be15fe" style:font-size-asian="10pt" style:font-weight-asian="normal" style:font-size-complex="10pt" style:font-weight-complex="normal"/>
    </style:style>
    <style:style style:name="T129" style:family="text">
      <style:text-properties style:font-name="Liberation Serif" fo:font-size="10pt" fo:font-weight="normal" officeooo:rsid="02bfcca9" style:font-size-asian="10pt" style:font-weight-asian="normal" style:font-size-complex="10pt" style:font-weight-complex="normal"/>
    </style:style>
    <style:style style:name="T130" style:family="text">
      <style:text-properties style:font-name="Liberation Serif" fo:font-size="10pt" fo:font-weight="normal" officeooo:rsid="02c19942" style:font-size-asian="10pt" style:font-weight-asian="normal" style:font-size-complex="10pt" style:font-weight-complex="normal"/>
    </style:style>
    <style:style style:name="T131" style:family="text">
      <style:text-properties style:font-name="Liberation Serif" fo:font-size="10pt" fo:font-weight="normal" officeooo:rsid="02c35db3" style:font-size-asian="10pt" style:font-weight-asian="normal" style:font-size-complex="10pt" style:font-weight-complex="normal"/>
    </style:style>
    <style:style style:name="T132" style:family="text">
      <style:text-properties style:font-name="Liberation Serif" fo:font-size="10pt" fo:font-weight="normal" officeooo:rsid="02c54791" style:font-size-asian="10pt" style:font-weight-asian="normal" style:font-size-complex="10pt" style:font-weight-complex="normal"/>
    </style:style>
    <style:style style:name="T133" style:family="text">
      <style:text-properties style:font-name="Liberation Serif" fo:font-size="10pt" fo:font-weight="normal" officeooo:rsid="02ca2937" style:font-size-asian="10pt" style:font-weight-asian="normal" style:font-size-complex="10pt" style:font-weight-complex="normal"/>
    </style:style>
    <style:style style:name="T134" style:family="text">
      <style:text-properties style:font-name="Liberation Serif" fo:font-size="10pt" fo:font-weight="normal" officeooo:rsid="02cb342c" style:font-size-asian="10pt" style:font-weight-asian="normal" style:font-size-complex="10pt" style:font-weight-complex="normal"/>
    </style:style>
    <style:style style:name="T135" style:family="text">
      <style:text-properties style:font-name="Liberation Serif" fo:font-size="10pt" fo:font-weight="normal" officeooo:rsid="02cbb51c" style:font-size-asian="10pt" style:font-weight-asian="normal" style:font-size-complex="10pt" style:font-weight-complex="normal"/>
    </style:style>
    <style:style style:name="T136" style:family="text">
      <style:text-properties style:font-name="Liberation Serif" fo:font-size="10pt" fo:font-style="normal" style:text-underline-style="none" fo:font-weight="normal" officeooo:rsid="02bfcca9" style:font-size-asian="10pt" style:font-style-asian="normal" style:font-weight-asian="normal" style:font-size-complex="10pt" style:font-style-complex="normal" style:font-weight-complex="normal"/>
    </style:style>
    <style:style style:name="T137" style:family="text">
      <style:text-properties style:font-name="Liberation Serif" fo:font-size="10pt" style:font-size-asian="10pt" style:font-size-complex="10pt"/>
    </style:style>
    <style:style style:name="T138" style:family="text">
      <style:text-properties style:font-name="Liberation Serif" fo:font-size="18pt" style:font-size-asian="18pt" style:font-size-complex="18pt"/>
    </style:style>
    <style:style style:name="T139" style:family="text">
      <style:text-properties style:font-name="Liberation Serif" fo:font-size="18pt" officeooo:rsid="00c93838" style:font-size-asian="18pt" style:font-size-complex="18pt"/>
    </style:style>
    <style:style style:name="T140" style:family="text">
      <style:text-properties style:font-name="Liberation Serif" fo:font-size="18pt" officeooo:rsid="00016bdc" style:font-size-asian="18pt" style:font-size-complex="18pt"/>
    </style:style>
    <style:style style:name="T141" style:family="text">
      <style:text-properties officeooo:rsid="02810c41"/>
    </style:style>
    <style:style style:name="T142" style:family="text">
      <style:text-properties style:font-name="DejaVu Sans Mono" officeooo:rsid="0200153c"/>
    </style:style>
    <style:style style:name="T143" style:family="text">
      <style:text-properties officeooo:rsid="0200153c" fo:background-color="transparent" loext:char-shading-value="0"/>
    </style:style>
    <style:style style:name="T144" style:family="text">
      <style:text-properties fo:font-size="10pt" style:font-size-asian="10pt" style:font-size-complex="10pt"/>
    </style:style>
    <style:style style:name="T145" style:family="text">
      <style:text-properties fo:font-size="10pt" officeooo:rsid="02b12696" style:font-size-asian="10pt" style:font-size-complex="10pt"/>
    </style:style>
    <style:style style:name="T146" style:family="text">
      <style:text-properties fo:font-size="10pt" officeooo:rsid="02d16db8" style:font-size-asian="10pt" style:font-size-complex="10pt"/>
    </style:style>
    <style:style style:name="T147" style:family="text">
      <style:text-properties fo:font-size="10pt" officeooo:rsid="02d3e59a" style:font-size-asian="10pt" style:font-size-complex="10pt"/>
    </style:style>
    <style:style style:name="T148" style:family="text">
      <style:text-properties fo:font-size="10pt" officeooo:rsid="02d56cd2" style:font-size-asian="10pt" style:font-size-complex="10pt"/>
    </style:style>
    <style:style style:name="T149" style:family="text">
      <style:text-properties fo:font-size="10pt" officeooo:rsid="02d5b63a" style:font-size-asian="10pt" style:font-size-complex="10pt"/>
    </style:style>
    <style:style style:name="T150" style:family="text">
      <style:text-properties fo:font-size="10pt" officeooo:rsid="02d7788c" style:font-size-asian="10pt" style:font-size-complex="10pt"/>
    </style:style>
    <style:style style:name="T151" style:family="text">
      <style:text-properties officeooo:rsid="02977664"/>
    </style:style>
    <style:style style:name="T152" style:family="text">
      <style:text-properties officeooo:rsid="02a1305f"/>
    </style:style>
    <style:style style:name="T153" style:family="text">
      <style:text-properties officeooo:rsid="02c19942"/>
    </style:style>
    <style:style style:name="T154" style:family="text">
      <style:text-properties officeooo:rsid="02c6b8f5"/>
    </style:style>
    <style:style style:name="T155" style:family="text">
      <style:text-properties officeooo:rsid="02ce303c"/>
    </style:style>
    <style:style style:name="T156" style:family="text">
      <style:text-properties officeooo:rsid="02d16db8"/>
    </style:style>
    <style:style style:name="T157" style:family="text">
      <style:text-properties fo:font-size="8pt" style:font-size-asian="8pt" style:font-size-complex="8pt"/>
    </style:style>
    <style:style style:name="T158" style:family="text">
      <style:text-properties fo:font-size="8pt" officeooo:rsid="02b2440f" style:font-size-asian="8pt" style:font-size-complex="8pt"/>
    </style:style>
    <style:style style:name="T159" style:family="text">
      <style:text-properties officeooo:rsid="02dd6ae7"/>
    </style:style>
    <style:style style:name="T160" style:family="text">
      <style:text-properties officeooo:rsid="02e25d5c"/>
    </style:style>
    <style:style style:name="T161" style:family="text">
      <style:text-properties officeooo:rsid="02e3bd11"/>
    </style:style>
    <style:style style:name="T162" style:family="text">
      <style:text-properties officeooo:rsid="02ead60d"/>
    </style:style>
    <style:style style:name="T163" style:family="text">
      <style:text-properties officeooo:rsid="02ee7cb6"/>
    </style:style>
    <style:style style:name="T164" style:family="text">
      <style:text-properties officeooo:rsid="02f1eadc"/>
    </style:style>
    <style:style style:name="T165" style:family="text">
      <style:text-properties officeooo:rsid="02798952"/>
    </style:style>
    <style:style style:name="T166" style:family="text">
      <style:text-properties officeooo:rsid="02f4c8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Kod liczb pierwszych<text:span text:style-name="T63"><text:line-break/><text:line-break/>Zagadka starożytnych</text:span></text:p>
      <text:p text:style-name="P168"><text:span text:style-name="T140">Dowód powiązań pomiędzy <text:line-break/></text:span><text:span text:style-name="T139">trygonometrią</text:span><text:span text:style-name="T140"> a wyznaczaniem liczb pierwszych</text:span></text:p>
      <text:p text:style-name="P167"><text:span text:style-name="T140">M</text:span><text:span text:style-name="T138">etoda wyznaczania liczb pierwszych</text:span></text:p>
      <text:p text:style-name="P1"/>
      <text:p text:style-name="P77">Autor: Michał Baniowski</text:p>
      <text:p text:style-name="P1"/>
      <text:p text:style-name="P117">W tym <text:span text:style-name="T87">prostym</text:span> dowodzie <text:span text:style-name="T61">przedstawię</text:span> <text:span text:style-name="T60">odkryty przeze </text:span>mnie <text:span text:style-name="T104">sposób na wyznaczenie ukrytej symetrii w liczbach pierwszych w powiązaniu z funkcjami trygonometrycznymi, a także kilka sposobów na wyznaczanie liczb pierwszych oraz przykładowy kod C++ potwierdzający dowód</text:span>.</text:p>
      <text:p text:style-name="P3"><text:span text:style-name="T62">Posługiwałem </text:span>się:</text:p>
      <text:list xml:id="list953963765" text:style-name="L1">
        <text:list-item>
          <text:p text:style-name="P128">wiedzą na temat cywilizacji starożytnych, <text:span text:style-name="T104">której nie posiadam zbyt wiele</text:span></text:p>
        </text:list-item>
        <text:list-item>
          <text:p text:style-name="P128">wiedzą na temat zasad świętej geometrii, <text:span text:style-name="T106">której nie posiadam zbyt wiele</text:span></text:p>
        </text:list-item>
        <text:list-item>
          <text:p text:style-name="P128">wiedzą na temat systemów liczbowych, <text:span text:style-name="T108">którą poznałem nie za wiele</text:span></text:p>
        </text:list-item>
        <text:list-item>
          <text:p text:style-name="P128"><text:span text:style-name="T44">wiedzą programistyczną oraz </text:span>umiejętnościami programistycznymi, <text:span text:style-name="T108">w których osiągnąłem poziom wirtuoza</text:span></text:p>
        </text:list-item>
        <text:list-item>
          <text:p text:style-name="P129">umiejętnościami grania na fortepianie z licznymi sukcesami<text:line-break/><text:span text:style-name="T157">(tak naprawdę to nie, ale pomaga szybciej pisać </text:span><text:span text:style-name="T158">(podchwytliwe)</text:span><text:span text:style-name="T157">)</text:span></text:p>
        </text:list-item>
      </text:list>
      <text:p text:style-name="P3"/>
      <text:p text:style-name="P4"><text:span text:style-name="T102">Życzę m</text:span>iłej lektury <text:span text:style-name="T91">oraz</text:span> miłej <text:span text:style-name="T91">III </text:span>wojny <text:span text:style-name="T91">światowej</text:span> :-)<text:line-break/><text:line-break/>Koty – wspaniałe zwierzęta.</text:p>
      <text:p text:style-name="P3"/>
      <text:p text:style-name="P53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.S. </text:p>
      <text:p text:style-name="P5"/>
      <text:p text:style-name="P5">Dodatkowe dowody, które mogę potwierdzić:</text:p>
      <text:list xml:id="list2312113508" text:style-name="L2">
        <text:list-item>
          <text:p text:style-name="P130">zajmowanie się liczbami pierwszymi faktycznie prowadzi do choroby psychicznej – <text:span text:style-name="T156">jest swego rodzaju ochrona, firewall (z terminologii komputerowej – zapora ogniowa). Zza tej ściany ciężko wrócić, szczerze mówiąc jest to praktycznie niemożliwe,</text:span></text:p>
        </text:list-item>
        <text:list-item>
          <text:p text:style-name="P131">matematycy z <text:span text:style-name="T152">dużej części</text:span> świata są <text:span text:style-name="T154">kompletnie nie wiedzą o co chodzi i Reinmann był blisko, ale mylił się (nie wiedział skąd się to bierze – i już tłumaczę – chodzi o Boga, a raczej tak jak Go rozumiemy)</text:span></text:p>
        </text:list-item>
        <text:list-item>
          <text:p text:style-name="P146"><text:span text:style-name="T144">odpowiedzi znajdują się w dziełach starożytnych </text:span><text:span text:style-name="T146">i zwłaszcza w dziełach starożytnych </text:span><text:span text:style-name="T148">(które niszczyliście, </text:span><text:span text:style-name="T150">aby ukryć prawdę</text:span><text:span text:style-name="T148">)</text:span><text:span text:style-name="T144"> aż do epoki oświecenia (ostatnie trzeba zweryfikować, </text:span><text:span text:style-name="T145">późniejsze dzieła również mogą je zawierać poprzez nieświadomość autora. </text:span><text:span text:style-name="T149">N</text:span><text:span text:style-name="T147">iektóre </text:span><text:span text:style-name="T149">wskazówki </text:span><text:span text:style-name="T147">były tworzone świadomie.</text:span><text:span text:style-name="T144">)</text:span></text:p>
        </text:list-item>
      </text:list>
      <text:p text:style-name="P2"><text:soft-page-break/><text:span text:style-name="T57">D</text:span><text:span text:style-name="T58">efinicje (C++)</text:span></text:p>
      <text:p text:style-name="P58"/>
      <text:p text:style-name="P59">1. Definicja liczby PI</text:p>
      <text:p text:style-name="P51"><text:span text:style-name="T56"><text:tab/></text:span><text:span text:style-name="T96">const double PI = std::acos(-1);</text:span></text:p>
      <text:p text:style-name="P67"/>
      <text:p text:style-name="P67"/>
      <text:p text:style-name="P52"><text:span text:style-name="T49">2</text:span><text:span text:style-name="T48">. Definicja </text:span><text:span text:style-name="T49">funkcji sinus</text:span></text:p>
      <text:p text:style-name="P81"><text:span text:style-name="T49"><text:tab/><text:tab/></text:span><text:span text:style-name="T59">double _sin(double x) {</text:span></text:p>
      <text:p text:style-name="P86"><text:s text:c="4"/><text:tab/><text:tab/><text:tab/>return std::sin(degreeToRadian(x));</text:p>
      <text:p text:style-name="P86"><text:tab/><text:tab/>}</text:p>
      <text:p text:style-name="P87"/>
      <text:p text:style-name="P87"/>
      <text:p text:style-name="P54"><text:span text:style-name="T51">3</text:span><text:span text:style-name="T48">. Definicja </text:span><text:span text:style-name="T49">funkcji </text:span><text:span text:style-name="T50">cosinus</text:span></text:p>
      <text:p text:style-name="P82"><text:span text:style-name="T49"><text:tab/><text:tab/></text:span><text:span text:style-name="T97">double _cos(double x) {</text:span></text:p>
      <text:p text:style-name="P89"><text:tab/><text:tab/><text:tab/>return std::cos(degreeToRadian(x));</text:p>
      <text:p text:style-name="P89"><text:tab/><text:tab/>}</text:p>
      <text:p text:style-name="P88"><text:tab/></text:p>
      <text:p text:style-name="P88"/>
      <text:p text:style-name="P55"><text:span text:style-name="T53">4</text:span><text:span text:style-name="T48">. Definicja </text:span><text:span text:style-name="T49">funkcji </text:span><text:span text:style-name="T52">tangens</text:span></text:p>
      <text:p text:style-name="P78"><text:span text:style-name="T52"><text:tab/><text:tab/></text:span><text:span text:style-name="T98">double _tan(double x) {</text:span></text:p>
      <text:p text:style-name="P90"><text:tab/><text:tab/><text:tab/>return std::tan(degreeToRadian(x));</text:p>
      <text:p text:style-name="P90"><text:tab/><text:tab/>}</text:p>
      <text:p text:style-name="P84"/>
      <text:p text:style-name="P84"/>
      <text:p text:style-name="P56"><text:span text:style-name="T54">5</text:span><text:span text:style-name="T48">. Definicja </text:span><text:span text:style-name="T53">odwrotności funkcji</text:span><text:span text:style-name="T49"> </text:span><text:span text:style-name="T52">tangens</text:span></text:p>
      <text:p text:style-name="P79"><text:span text:style-name="T52"><text:tab/><text:tab/></text:span><text:span text:style-name="T98">double _itan(double x) {</text:span></text:p>
      <text:p text:style-name="P91"><text:tab/><text:tab/><text:tab/>return radianToDegree(std::atan(x));</text:p>
      <text:p text:style-name="P91"><text:tab/><text:tab/>}</text:p>
      <text:p text:style-name="P85"/>
      <text:p text:style-name="P85"/>
      <text:p text:style-name="P57"><text:span text:style-name="T55">6</text:span><text:span text:style-name="T48">. </text:span><text:span text:style-name="T55">Funkcje pomocnicze</text:span></text:p>
      <text:p text:style-name="P80"><text:span text:style-name="T55"><text:tab/><text:tab/></text:span><text:span text:style-name="T99">double degreeToRadian(double degree) {</text:span></text:p>
      <text:p text:style-name="P92"><text:tab/><text:tab/><text:tab/>return degree * PI / 180.0;</text:p>
      <text:p text:style-name="P92"><text:tab/><text:tab/>}</text:p>
      <text:p text:style-name="P62"/>
      <text:p text:style-name="P83"><text:span text:style-name="T55"><text:tab/><text:tab/></text:span><text:span text:style-name="T99">double radianToDegree(double radians) {</text:span></text:p>
      <text:p text:style-name="P92"><text:tab/><text:tab/><text:tab/>return radians * 180 / PI;</text:p>
      <text:p text:style-name="P66"><text:span text:style-name="T143"><text:tab/></text:span><text:span text:style-name="T142">}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4"><text:soft-page-break/>Rozdział I</text:p>
      <text:p text:style-name="Subtitle"><text:span text:style-name="T166">Algorytm symetrii</text:span><text:line-break/></text:p>
      <text:p text:style-name="P7">1.<text:tab/><text:span text:style-name="T34">Mając zdefiniowane cztery funkcje trygonometryczne: </text:span>_sin<text:span text:style-name="T34">, </text:span>_cos<text:span text:style-name="T34">, </text:span>_tan<text:span text:style-name="T34">, oraz </text:span>_itan <text:span text:style-name="T34">przyjmuję następujące zasady:</text:span></text:p>
      <text:p text:style-name="P10"/>
      <text:list xml:id="list243239713" text:style-name="L3">
        <text:list-item>
          <text:p text:style-name="P133"><text:span text:style-name="T34">symetrię mogę liczyć z przedziału od minus nieskończoności do plus nieskończoności </text:span><text:span text:style-name="T39">ale od </text:span><text:span text:style-name="T40">oraz</text:span></text:p>
          <text:p text:style-name="P138">do liczby naturalnej</text:p>
          <text:p text:style-name="P139"><text:line-break/>lub</text:p>
          <text:p text:style-name="P133"><text:span text:style-name="T34"><text:line-break/>od dowolnej liczby naturalnej do dowolnej liczby naturalnej<text:line-break/><text:line-break/></text:span><text:span text:style-name="T151">W obu przypadkach kroki postępują o 1 – liczbę naturalną.</text:span><text:span text:style-name="T38"><text:line-break/></text:span></text:p>
        </text:list-item>
        <text:list-item>
          <text:p text:style-name="P140">symetria powinna być liczona tylko z użyciem liczb naturalnych w powyższym przedziale</text:p>
        </text:list-item>
      </text:list>
      <text:p text:style-name="P10"/>
      <text:p text:style-name="P7">2.<text:span text:style-name="T34"><text:tab/>Na potrzeby tego przykładu definiuję przedział &lt;</text:span><text:span text:style-name="T35">8</text:span><text:span text:style-name="T37">7</text:span><text:span text:style-name="T35">, </text:span><text:span text:style-name="T36">9</text:span><text:span text:style-name="T37">3</text:span><text:span text:style-name="T34">&gt;</text:span></text:p>
      <text:p text:style-name="P10"/>
      <text:p text:style-name="P68"><text:span text:style-name="T111">3.<text:tab/></text:span><text:span text:style-name="T120">Używam czterech funkcji trygonometrycznych w przedziale w następującym schemacie iteracyjnym:</text:span></text:p>
      <text:p text:style-name="P10"/>
      <text:list xml:id="list3995450707" text:style-name="L4">
        <text:list-item>
          <text:p text:style-name="P162"><text:span text:style-name="T123">O</text:span><text:span text:style-name="T120">bliczam wynik funkcji trygonometrycznych </text:span><text:span text:style-name="T123">dla liczby 87</text:span><text:span text:style-name="T120"><text:line-break/><text:line-break/>_sin(87) = 0.99862<text:line-break/>_cos(87) = 0.05233<text:line-break/>_tan(87) = 19.08113<text:line-break/>_itan(87) = 89.34145<text:line-break/><text:line-break/></text:span><text:span text:style-name="T121">Fakty:</text:span></text:p>
          <text:list>
            <text:list-item>
              <text:p text:style-name="P142">podałem 5 miejsc dziesiętnych</text:p>
            </text:list-item>
            <text:list-item>
              <text:p text:style-name="P142">nie zaokrągliłem wyników</text:p>
            </text:list-item>
          </text:list>
        </text:list-item>
      </text:list>
      <text:p text:style-name="P12"/>
      <text:p text:style-name="P12"/>
      <text:list xml:id="list150110581826515" text:continue-numbering="true" text:style-name="L4">
        <text:list-item>
          <text:p text:style-name="P142">Skoro liczba 87 składa się z dwóch cyfr (osiem oraz siedem) biorę 2 liczby z każdego działania. (Uwaga: jeśli liczba składałaby się z 3 cyfr, np. 911 z cyfr: dziewięć, jeden oraz jeden zabrałbym trzy cyfry)</text:p>
        </text:list-item>
      </text:list>
      <text:p text:style-name="P12"/>
      <text:list xml:id="list150109793789417" text:continue-numbering="true" text:style-name="L4">
        <text:list-item>
          <text:p text:style-name="P142">Liczby biorę według schematu następującego:</text:p>
        </text:list-item>
      </text:list>
      <text:p text:style-name="P12"/>
      <text:list xml:id="list150110917530838" text:continue-numbering="true" text:style-name="L4">
        <text:list-item>
          <text:list>
            <text:list-item>
              <text:p text:style-name="P162"><text:span text:style-name="T121">Z funkcji </text:span><text:span text:style-name="T112">_sin</text:span><text:span text:style-name="T121">, oraz z funkcji </text:span><text:span text:style-name="T112">_cos: </text:span><text:span text:style-name="T121">dwie liczby dziesiętne </text:span><text:span text:style-name="T122">(w przypadku liczby 911 byłyby to 3 liczby dziesiętne)</text:span><text:span text:style-name="T121">:</text:span></text:p>
            </text:list-item>
          </text:list>
        </text:list-item>
      </text:list>
      <text:p text:style-name="P115"><text:span text:style-name="T121"><text:tab/><text:tab/></text:span><text:span text:style-name="T120">_sin(87) = 0.</text:span><text:span text:style-name="T80">99</text:span><text:span text:style-name="T120">862<text:line-break/><text:tab/><text:tab/>_cos(87) = 0.</text:span><text:span text:style-name="T80">05</text:span><text:span text:style-name="T120">233</text:span></text:p>
      <text:p text:style-name="P116"/>
      <text:list xml:id="list3678765083" text:style-name="L5">
        <text:list-item>
          <text:list>
            <text:list-item>
              <text:p text:style-name="P163"><text:span text:style-name="T121">Z </text:span><text:span text:style-name="T119">funkcji </text:span><text:span text:style-name="T110">_tan</text:span><text:span text:style-name="T119">, oraz z funkcji </text:span><text:span text:style-name="T110">_itan</text:span><text:span text:style-name="T119"> dwie liczby początkowe (w przypadku liczby 911 byłyby to dwie liczby początkowe oraz jedna dziesiętna)</text:span></text:p>
            </text:list-item>
          </text:list>
        </text:list-item>
      </text:list>
      <text:p text:style-name="P69"><text:span text:style-name="T120"><text:tab/><text:tab/>_tan(87) = </text:span><text:span text:style-name="T80">19</text:span><text:span text:style-name="T120">.08113<text:line-break/><text:tab/><text:tab/>_itan(87) = </text:span><text:span text:style-name="T80">89</text:span><text:span text:style-name="T120">.34145</text:span></text:p>
      <text:p text:style-name="P11"/>
      <text:p text:style-name="P11"/>
      <text:p text:style-name="P11"/>
      <text:p text:style-name="P8"/>
      <text:p text:style-name="P8"/>
      <text:p text:style-name="P135"><text:soft-page-break/>4. <text:tab/><text:span text:style-name="T34">Liczby zapisuję w formie tablicy:</text:span></text:p>
      <text:p text:style-name="P135"><text:span text:style-name="T34"><text:tab/>9<text:tab/>9</text:span></text:p>
      <text:p text:style-name="P135"><text:span text:style-name="T34"><text:tab/>0<text:tab/>5</text:span></text:p>
      <text:p text:style-name="P135"><text:span text:style-name="T34"><text:tab/>1<text:tab/>9</text:span></text:p>
      <text:p text:style-name="P135"><text:span text:style-name="T34"><text:tab/>8<text:tab/>9</text:span></text:p>
      <text:p text:style-name="P135"><text:span text:style-name="T34"><text:tab/></text:span></text:p>
      <text:p text:style-name="P8"><text:span text:style-name="T153">5</text:span>.<text:tab/><text:span text:style-name="T34">Wybrane liczby </text:span>sumuję<text:span text:style-name="T34">:</text:span></text:p>
      <text:p text:style-name="P13"/>
      <text:p text:style-name="P8"><text:span text:style-name="T34"><text:tab/>9 + 9 + 0 + 5 + 1 + 9 + 8 + 9 = </text:span><text:span text:style-name="T141">50</text:span></text:p>
      <text:p text:style-name="P8"/>
      <text:p text:style-name="P9"><text:span text:style-name="T153">6</text:span><text:tab/><text:span text:style-name="T34">Sumę zapisuję</text:span></text:p>
      <text:p text:style-name="P14"/>
      <text:p text:style-name="P15"><text:span text:style-name="T153">7</text:span><text:tab/><text:span text:style-name="T34">Czynności powtarzam dla każdej liczby: 88, 89, 90, 91, 92 oraz 93.</text:span></text:p>
      <text:p text:style-name="P16"/>
      <text:p text:style-name="P16"/>
      <text:p text:style-name="P145">Idąc tym schematem przedstawiam kolejne liczby:</text:p>
      <text:p text:style-name="P70"><text:span text:style-name="T119"><text:line-break/></text:span><text:span text:style-name="T120">_sin(87) = 0.</text:span><text:span text:style-name="T80">99</text:span><text:span text:style-name="T120">862<text:line-break/>_cos(87) = 0.</text:span><text:span text:style-name="T80">05</text:span><text:span text:style-name="T120">233</text:span><text:span text:style-name="T119"><text:line-break/></text:span><text:span text:style-name="T120">_tan(87) = </text:span><text:span text:style-name="T80">19</text:span><text:span text:style-name="T120">.08113</text:span></text:p>
      <text:p text:style-name="P70"><text:span text:style-name="T120">_itan(87) = </text:span><text:span text:style-name="T80">89</text:span><text:span text:style-name="T120">.34145</text:span></text:p>
      <text:p text:style-name="P141"/>
      <text:p text:style-name="P70"><text:span text:style-name="T124">9 + 9 + 0 + 5 + 1 + 9 + 8 + 9 = </text:span><text:span text:style-name="T113">50</text:span></text:p>
      <text:p text:style-name="P70"><text:span text:style-name="T119"><text:line-break/>_</text:span><text:span text:style-name="T124">sin(88) = 0.</text:span><text:span text:style-name="T81">99</text:span><text:span text:style-name="T124">939</text:span></text:p>
      <text:p text:style-name="P70"><text:span text:style-name="T124">_cos(88) = 0.</text:span><text:span text:style-name="T81">03</text:span><text:span text:style-name="T124">489</text:span></text:p>
      <text:p text:style-name="P70"><text:span text:style-name="T124">_tan(88) = </text:span><text:span text:style-name="T81">28</text:span><text:span text:style-name="T124">.636</text:span></text:p>
      <text:p text:style-name="P70"><text:span text:style-name="T124">_itan(88) = </text:span><text:span text:style-name="T81">89</text:span><text:span text:style-name="T124">.348</text:span></text:p>
      <text:p text:style-name="P71"><text:span text:style-name="T119"><text:line-break/></text:span><text:span text:style-name="T125">9 + 9 + 0 + 3 + 2 + 8 + 8 + 9 = </text:span><text:span text:style-name="T114">48</text:span><text:span text:style-name="T119"><text:line-break/><text:line-break/>_</text:span><text:span text:style-name="T126">sin(89) = 0.</text:span><text:span text:style-name="T82">99</text:span><text:span text:style-name="T126">98</text:span></text:p>
      <text:p text:style-name="P71"><text:span text:style-name="T126">_cos(89) = 0.</text:span><text:span text:style-name="T82">01</text:span><text:span text:style-name="T126">745</text:span></text:p>
      <text:p text:style-name="P71"><text:span text:style-name="T126">_tan(89) = </text:span><text:span text:style-name="T82">57</text:span><text:span text:style-name="T126">.289</text:span></text:p>
      <text:p text:style-name="P71"><text:span text:style-name="T126">_itan(89) = </text:span><text:span text:style-name="T82">89</text:span><text:span text:style-name="T126">.356</text:span><text:span text:style-name="T119"><text:line-break/><text:line-break/></text:span><text:span text:style-name="T126">9 + 9 + 0 + 1 + 5 + 7 + 8 + 9 = </text:span><text:span text:style-name="T115">48</text:span><text:span text:style-name="T119"><text:line-break/><text:line-break/>_</text:span><text:span text:style-name="T126">sin(90) = </text:span><text:span text:style-name="T82">1</text:span></text:p>
      <text:p text:style-name="P71"><text:span text:style-name="T126">_cos(90) = </text:span><text:span text:style-name="T82">0</text:span></text:p>
      <text:p text:style-name="P143">_tan(90) = nan</text:p>
      <text:p text:style-name="P72"><text:span text:style-name="T126">_itan(90) = </text:span><text:span text:style-name="T82">89</text:span><text:span text:style-name="T126">.363</text:span><text:span text:style-name="T119"><text:line-break/><text:line-break/></text:span><text:span text:style-name="T127">1 + 0 + 8 + 9 = </text:span><text:span text:style-name="T100">18</text:span></text:p>
      <text:p text:style-name="P164"/>
      <text:p text:style-name="P113"><text:span text:style-name="T100">_</text:span><text:span text:style-name="T101">sin(91) = 0.</text:span><text:span text:style-name="T83">99</text:span><text:span text:style-name="T101">984</text:span></text:p>
      <text:p text:style-name="P113"><text:span text:style-name="T101">_cos(91) = -0.</text:span><text:span text:style-name="T83">01</text:span><text:span text:style-name="T101">745</text:span></text:p>
      <text:p text:style-name="P113"><text:span text:style-name="T101">_tan(91) = -</text:span><text:span text:style-name="T83">57</text:span><text:span text:style-name="T101">.289</text:span></text:p>
      <text:p text:style-name="P113"><text:span text:style-name="T101">_itan(91) = </text:span><text:span text:style-name="T83">89</text:span><text:span text:style-name="T101">.370</text:span><text:span text:style-name="T119"><text:line-break/><text:line-break/></text:span><text:span text:style-name="T128">9 + 9 + 0 + 1 + 5 + 7 + 8 + 9 = </text:span><text:span text:style-name="T116">48</text:span></text:p>
      <text:p text:style-name="P118"/>
      <text:p text:style-name="P118"/>
      <text:p text:style-name="P118"/>
      <text:p text:style-name="P118"/>
      <text:p text:style-name="P118"/>
      <text:p text:style-name="P114"><text:soft-page-break/><text:span text:style-name="T136">_sin(92) = 0.</text:span><text:span text:style-name="T85">99</text:span><text:span text:style-name="T136">93</text:span></text:p>
      <text:p text:style-name="P114"><text:span text:style-name="T136">_cos(92) = 0.</text:span><text:span text:style-name="T85">03</text:span><text:span text:style-name="T136">48 </text:span></text:p>
      <text:p text:style-name="P114"><text:span text:style-name="T136">_tan(92) = -</text:span><text:span text:style-name="T85">28</text:span><text:span text:style-name="T136">.636</text:span></text:p>
      <text:p text:style-name="P114"><text:span text:style-name="T136">_itan(92) = </text:span><text:span text:style-name="T85">89</text:span><text:span text:style-name="T136">.377 </text:span><text:span text:style-name="T119"><text:line-break/><text:line-break/></text:span><text:span text:style-name="T129">9 + 9 + 0 + 3 + 2 + 8 + 8 + 9 = </text:span><text:span text:style-name="T117">48</text:span></text:p>
      <text:p text:style-name="P114"><text:span text:style-name="T117"/></text:p>
      <text:p text:style-name="P121"><text:span text:style-name="T137">_sin(93) = 0.</text:span><text:span text:style-name="T79">99</text:span><text:span text:style-name="T137">862</text:span></text:p>
      <text:p text:style-name="P121"><text:span text:style-name="T137">_cos(93) = 0.</text:span><text:span text:style-name="T79">05</text:span><text:span text:style-name="T137">233</text:span></text:p>
      <text:p text:style-name="P121"><text:span text:style-name="T137">_tan(93) = </text:span><text:span text:style-name="T79">19</text:span><text:span text:style-name="T137">.081</text:span></text:p>
      <text:p text:style-name="P121"><text:span text:style-name="T137">_tan(93) = </text:span><text:span text:style-name="T79">89</text:span><text:span text:style-name="T137">.383</text:span></text:p>
      <text:p text:style-name="P119"/>
      <text:p text:style-name="P122"><text:span text:style-name="T130">9 + 9 + 0 + 5 + 1 + 9 + 8 + 9 = </text:span><text:span text:style-name="T118">50</text:span></text:p>
      <text:p text:style-name="P122"><text:span text:style-name="T118"/></text:p>
      <text:p text:style-name="P122"><text:span text:style-name="T130">Tabela symetrii:</text:span></text:p>
      <table:table table:name="Tabela9" table:style-name="Tabela9">
        <table:table-column table:style-name="Tabela9.A"/>
        <table:table-column table:style-name="Tabela9.B" table:number-columns-repeated="3"/>
        <table:table-column table:style-name="Tabela9.E" table:number-columns-repeated="2"/>
        <table:table-column table:style-name="Tabela9.B"/>
        <table:table-row>
          <table:table-cell table:style-name="Tabela9.A1" office:value-type="string">
            <text:p text:style-name="P170">87</text:p>
          </table:table-cell>
          <table:table-cell table:style-name="Tabela9.A1" office:value-type="string">
            <text:p text:style-name="P170">88</text:p>
          </table:table-cell>
          <table:table-cell table:style-name="Tabela9.A1" office:value-type="string">
            <text:p text:style-name="P170">89</text:p>
          </table:table-cell>
          <table:table-cell table:style-name="Tabela9.A1" office:value-type="string">
            <text:p text:style-name="P173">90</text:p>
          </table:table-cell>
          <table:table-cell table:style-name="Tabela9.A1" office:value-type="string">
            <text:p text:style-name="P170">91</text:p>
          </table:table-cell>
          <table:table-cell table:style-name="Tabela9.A1" office:value-type="string">
            <text:p text:style-name="P170">92</text:p>
          </table:table-cell>
          <table:table-cell table:style-name="Tabela9.G1" office:value-type="string">
            <text:p text:style-name="P170">93</text:p>
          </table:table-cell>
        </table:table-row>
        <table:table-row>
          <table:table-cell table:style-name="Tabela9.A2" office:value-type="string">
            <text:p text:style-name="P170">50</text:p>
          </table:table-cell>
          <table:table-cell table:style-name="Tabela9.A2" office:value-type="string">
            <text:p text:style-name="P170">48</text:p>
          </table:table-cell>
          <table:table-cell table:style-name="Tabela9.A2" office:value-type="string">
            <text:p text:style-name="P170">48</text:p>
          </table:table-cell>
          <table:table-cell table:style-name="Tabela9.A2" office:value-type="string">
            <text:p text:style-name="P175">18</text:p>
          </table:table-cell>
          <table:table-cell table:style-name="Tabela9.A2" office:value-type="string">
            <text:p text:style-name="P172">48</text:p>
          </table:table-cell>
          <table:table-cell table:style-name="Tabela9.A2" office:value-type="string">
            <text:p text:style-name="P172">48</text:p>
          </table:table-cell>
          <table:table-cell table:style-name="Tabela9.G2" office:value-type="string">
            <text:p text:style-name="P172">50</text:p>
          </table:table-cell>
        </table:table-row>
      </table:table>
      <text:p text:style-name="P123"><text:span text:style-name="T119"><text:line-break/></text:span><text:span text:style-name="T131">Środkiem symetrii jest zatem liczba 90.</text:span></text:p>
      <text:p text:style-name="P123"><text:span text:style-name="T131"/></text:p>
      <text:p text:style-name="P123"><text:span text:style-name="T131">Nie do końca środek symetrii liczby 90 zawiera to przedział &lt;87, 93&gt;. Symetria wokół liczby 90 jest większa i wygląda następująco:</text:span><text:span text:style-name="T119"><text:line-break/><text:line-break/></text:span></text:p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D"/>
        <table:table-column table:style-name="Tabela10.E"/>
        <table:table-column table:style-name="Tabela10.D" table:number-columns-repeated="2"/>
        <table:table-column table:style-name="Tabela10.H" table:number-columns-repeated="2"/>
        <table:table-column table:style-name="Tabela10.J"/>
        <table:table-column table:style-name="Tabela10.H"/>
        <table:table-column table:style-name="Tabela10.J"/>
        <table:table-column table:style-name="Tabela10.M"/>
        <table:table-column table:style-name="Tabela10.D"/>
        <table:table-column table:style-name="Tabela10.J"/>
        <table:table-column table:style-name="Tabela10.H"/>
        <table:table-column table:style-name="Tabela10.J" table:number-columns-repeated="2"/>
        <table:table-column table:style-name="Tabela10.M"/>
        <table:table-column table:style-name="Tabela10.J"/>
        <table:table-column table:style-name="Tabela10.H"/>
        <table:table-row>
          <table:table-cell table:style-name="Tabela10.A1" office:value-type="string">
            <text:p text:style-name="P177">80</text:p>
          </table:table-cell>
          <table:table-cell table:style-name="Tabela10.A1" office:value-type="string">
            <text:p text:style-name="P172">81</text:p>
          </table:table-cell>
          <table:table-cell table:style-name="Tabela10.A1" office:value-type="string">
            <text:p text:style-name="P172">82</text:p>
          </table:table-cell>
          <table:table-cell table:style-name="Tabela10.A1" office:value-type="string">
            <text:p text:style-name="P172">83</text:p>
          </table:table-cell>
          <table:table-cell table:style-name="Tabela10.A1" office:value-type="string">
            <text:p text:style-name="P172">84</text:p>
          </table:table-cell>
          <table:table-cell table:style-name="Tabela10.A1" office:value-type="string">
            <text:p text:style-name="P172">85</text:p>
          </table:table-cell>
          <table:table-cell table:style-name="Tabela10.A1" office:value-type="string">
            <text:p text:style-name="P172">86</text:p>
          </table:table-cell>
          <table:table-cell table:style-name="Tabela10.A1" office:value-type="string">
            <text:p text:style-name="P171">87</text:p>
          </table:table-cell>
          <table:table-cell table:style-name="Tabela10.A1" office:value-type="string">
            <text:p text:style-name="P171">88</text:p>
          </table:table-cell>
          <table:table-cell table:style-name="Tabela10.A1" office:value-type="string">
            <text:p text:style-name="P171">89</text:p>
          </table:table-cell>
          <table:table-cell table:style-name="Tabela10.A1" office:value-type="string">
            <text:p text:style-name="P174">90</text:p>
          </table:table-cell>
          <table:table-cell table:style-name="Tabela10.A1" office:value-type="string">
            <text:p text:style-name="P171">91</text:p>
          </table:table-cell>
          <table:table-cell table:style-name="Tabela10.A1" office:value-type="string">
            <text:p text:style-name="P171">92</text:p>
          </table:table-cell>
          <table:table-cell table:style-name="Tabela10.A1" office:value-type="string">
            <text:p text:style-name="P171">93</text:p>
          </table:table-cell>
          <table:table-cell table:style-name="Tabela10.A1" office:value-type="string">
            <text:p text:style-name="P172">94</text:p>
          </table:table-cell>
          <table:table-cell table:style-name="Tabela10.A1" office:value-type="string">
            <text:p text:style-name="P172">95</text:p>
          </table:table-cell>
          <table:table-cell table:style-name="Tabela10.A1" office:value-type="string">
            <text:p text:style-name="P172">96</text:p>
          </table:table-cell>
          <table:table-cell table:style-name="Tabela10.A1" office:value-type="string">
            <text:p text:style-name="P172">97</text:p>
          </table:table-cell>
          <table:table-cell table:style-name="Tabela10.A1" office:value-type="string">
            <text:p text:style-name="P172">98</text:p>
          </table:table-cell>
          <table:table-cell table:style-name="Tabela10.A1" office:value-type="string">
            <text:p text:style-name="P172">99</text:p>
          </table:table-cell>
          <table:table-cell table:style-name="Tabela10.U1" office:value-type="string">
            <text:p text:style-name="P177">100</text:p>
          </table:table-cell>
        </table:table-row>
        <table:table-row>
          <table:table-cell table:style-name="Tabela10.A2" office:value-type="string">
            <text:p text:style-name="P177">53</text:p>
          </table:table-cell>
          <table:table-cell table:style-name="Tabela10.A2" office:value-type="string">
            <text:p text:style-name="P172">47</text:p>
          </table:table-cell>
          <table:table-cell table:style-name="Tabela10.A2" office:value-type="string">
            <text:p text:style-name="P172">47</text:p>
          </table:table-cell>
          <table:table-cell table:style-name="Tabela10.A2" office:value-type="string">
            <text:p text:style-name="P172">47</text:p>
          </table:table-cell>
          <table:table-cell table:style-name="Tabela10.A2" office:value-type="string">
            <text:p text:style-name="P172">50</text:p>
          </table:table-cell>
          <table:table-cell table:style-name="Tabela10.A2" office:value-type="string">
            <text:p text:style-name="P172">45</text:p>
          </table:table-cell>
          <table:table-cell table:style-name="Tabela10.A2" office:value-type="string">
            <text:p text:style-name="P172">46</text:p>
          </table:table-cell>
          <table:table-cell table:style-name="Tabela10.A2" office:value-type="string">
            <text:p text:style-name="P171">50</text:p>
          </table:table-cell>
          <table:table-cell table:style-name="Tabela10.A2" office:value-type="string">
            <text:p text:style-name="P171">48</text:p>
          </table:table-cell>
          <table:table-cell table:style-name="Tabela10.A2" office:value-type="string">
            <text:p text:style-name="P171">48</text:p>
          </table:table-cell>
          <table:table-cell table:style-name="Tabela10.A2" office:value-type="string">
            <text:p text:style-name="P175">18</text:p>
          </table:table-cell>
          <table:table-cell table:style-name="Tabela10.A2" office:value-type="string">
            <text:p text:style-name="P172">48</text:p>
          </table:table-cell>
          <table:table-cell table:style-name="Tabela10.A2" office:value-type="string">
            <text:p text:style-name="P172">48</text:p>
          </table:table-cell>
          <table:table-cell table:style-name="Tabela10.A2" office:value-type="string">
            <text:p text:style-name="P172">50</text:p>
          </table:table-cell>
          <table:table-cell table:style-name="Tabela10.A2" office:value-type="string">
            <text:p text:style-name="P172">46</text:p>
          </table:table-cell>
          <table:table-cell table:style-name="Tabela10.A2" office:value-type="string">
            <text:p text:style-name="P172">45</text:p>
          </table:table-cell>
          <table:table-cell table:style-name="Tabela10.A2" office:value-type="string">
            <text:p text:style-name="P172">50</text:p>
          </table:table-cell>
          <table:table-cell table:style-name="Tabela10.A2" office:value-type="string">
            <text:p text:style-name="P172">47</text:p>
          </table:table-cell>
          <table:table-cell table:style-name="Tabela10.A2" office:value-type="string">
            <text:p text:style-name="P172">47</text:p>
          </table:table-cell>
          <table:table-cell table:style-name="Tabela10.A2" office:value-type="string">
            <text:p text:style-name="P172">47</text:p>
          </table:table-cell>
          <table:table-cell table:style-name="Tabela10.U2" office:value-type="string">
            <text:p text:style-name="P178">71</text:p>
          </table:table-cell>
        </table:table-row>
      </table:table>
      <text:p text:style-name="P124"><text:span text:style-name="T119"><text:line-break/></text:span><text:span text:style-name="T132">Jak widać liczba 80 oraz 100 nie zawiera się symetrii.</text:span></text:p>
      <text:p text:style-name="P124"><text:span text:style-name="T132"/></text:p>
      <text:p text:style-name="P125"><text:span text:style-name="T133">Symetrie znajdują się na każdym </text:span><text:span text:style-name="T134">kącie, który jest wielokrotnością kąta 90, ale nie tylko – występują anomalie.</text:span></text:p>
      <text:p text:style-name="P126"><text:span text:style-name="T134">Jedną z takich liczb – anomalii jest liczba </text:span><text:span text:style-name="T135">1910. Jeśli byłby to rok – wtedy pojawiła się Wielka Kometa Styczniowa.</text:span></text:p>
      <text:p text:style-name="P126"><text:span text:style-name="T135"/></text:p>
      <text:p text:style-name="P126"><text:span text:style-name="T135">Symetria wygląda następująco:</text:span></text:p>
      <text:p text:style-name="P126"><text:span text:style-name="T135"/></text:p>
      <text:p text:style-name="P126"><text:span text:style-name="T135">_sin(1910) = 0.</text:span><text:span text:style-name="T84">9396</text:span><text:span text:style-name="T135">9</text:span></text:p>
      <text:p text:style-name="P126"><text:span text:style-name="T135">_cos(1910) = -0.</text:span><text:span text:style-name="T84">3420</text:span><text:span text:style-name="T135">2</text:span></text:p>
      <text:p text:style-name="P126"><text:span text:style-name="T135">_tan(1910) = -</text:span><text:span text:style-name="T84">2.747</text:span><text:span text:style-name="T135">4</text:span></text:p>
      <text:p text:style-name="P126"><text:span text:style-name="T135">_tan(1910) = </text:span><text:span text:style-name="T84">89.97</text:span><text:span text:style-name="T135">0</text:span><text:span text:style-name="T119"><text:line-break/></text:span></text:p>
      <text:p text:style-name="P127"><text:span text:style-name="T119">9 + 3 + 9 + 6 + 3 + 4 + 2 + 0 + 2 + 7 + 4 + 7 + 8 + 9 + 9 + 7 = </text:span><text:span text:style-name="T110">89</text:span></text:p>
      <text:p text:style-name="P127"><text:span text:style-name="T110"/></text:p>
      <table:table table:name="Tabela11" table:style-name="Tabela11">
        <table:table-column table:style-name="Tabela11.A" table:number-columns-repeated="2"/>
        <table:table-column table:style-name="Tabela11.C"/>
        <table:table-column table:style-name="Tabela11.A"/>
        <table:table-column table:style-name="Tabela11.C"/>
        <table:table-row>
          <table:table-cell table:style-name="Tabela11.A1" office:value-type="string">
            <text:p text:style-name="P179">1908</text:p>
          </table:table-cell>
          <table:table-cell table:style-name="Tabela11.A1" office:value-type="string">
            <text:p text:style-name="P180">1909</text:p>
          </table:table-cell>
          <table:table-cell table:style-name="Tabela11.A1" office:value-type="string">
            <text:p text:style-name="P176">1910</text:p>
          </table:table-cell>
          <table:table-cell table:style-name="Tabela11.A1" office:value-type="string">
            <text:p text:style-name="P180">1911</text:p>
          </table:table-cell>
          <table:table-cell table:style-name="Tabela11.E1" office:value-type="string">
            <text:p text:style-name="P179">1912</text:p>
          </table:table-cell>
        </table:table-row>
        <table:table-row>
          <table:table-cell table:style-name="Tabela11.A2" office:value-type="string">
            <text:p text:style-name="P179">76</text:p>
          </table:table-cell>
          <table:table-cell table:style-name="Tabela11.A2" office:value-type="string">
            <text:p text:style-name="P180">85</text:p>
          </table:table-cell>
          <table:table-cell table:style-name="Tabela11.A2" office:value-type="string">
            <text:p text:style-name="P181">89</text:p>
          </table:table-cell>
          <table:table-cell table:style-name="Tabela11.A2" office:value-type="string">
            <text:p text:style-name="P180">85</text:p>
          </table:table-cell>
          <table:table-cell table:style-name="Tabela11.E2" office:value-type="string">
            <text:p text:style-name="P179">90</text:p>
          </table:table-cell>
        </table:table-row>
      </table:table>
      <text:p text:style-name="P127"><text:span text:style-name="T110"/></text:p>
      <text:p text:style-name="P169"/>
      <text:p text:style-name="P144">Podobne symetrie (85, 89, 85) znajdują <text:span text:style-name="T155">się w liczbach:</text:span></text:p>
      <text:p text:style-name="P136"/>
      <text:p text:style-name="P137">56, 101, 163, 250, 300, 343, … <text:span text:style-name="T34">- były to lata ważnych wydarzeń chrześcijańskich, </text:span><text:span text:style-name="T41">takich jak wybieranie biskupów lub inne, jeszcze nieodkryte</text:span><text:span text:style-name="T34">.</text:span></text:p>
      <text:p text:style-name="P136"/>
      <text:p text:style-name="P136"/>
      <text:p text:style-name="P136"/>
      <text:p text:style-name="P136"/>
      <text:p text:style-name="P75"><text:soft-page-break/><text:span text:style-name="T23">Przykład </text:span><text:span text:style-name="T24">I, podstawowy.<text:line-break/>Dotyczy liczby </text:span><text:span text:style-name="T67">44</text:span><text:span text:style-name="T47">.</text:span></text:p>
      <text:p text:style-name="P61"/>
      <text:p text:style-name="P20"/>
      <text:p text:style-name="P17"><text:span text:style-name="T69">Obieram</text:span><text:span text:style-name="T64"> </text:span><text:span text:style-name="T70">liczbę podstawową </text:span><text:span text:style-name="T72">zawierającą się</text:span><text:span text:style-name="T70"> </text:span><text:span text:style-name="T72">w symetrii</text:span>, która ma swoje konsekwencje kreacji liczby pierwszej – <text:span text:style-name="T1">liczba podstawowa </text:span><text:span text:style-name="T4">symetryczna</text:span> posiada związek pomiędzy informacją <text:span text:style-name="T42">wartości</text:span> liczbow<text:span text:style-name="T89">ej</text:span> a jej odpowiednikiem liczby pierwszej.</text:p>
      <text:p text:style-name="P18">Liczba podstawowa: 44 – w systemie dziesiętnym składa się z <text:span text:style-name="T23">dwóch</text:span> <text:span text:style-name="T23">osobnych </text:span><text:span text:style-name="T25">cyfr</text:span>: <text:span text:style-name="T45">cyfry</text:span> 4 oraz <text:span text:style-name="T45">cyfry </text:span>4.</text:p>
      <text:p text:style-name="P21"><text:span text:style-name="T68">Obliczam</text:span><text:span text:style-name="T86"> zdefiniowane funkcje</text:span> stosując <text:span text:style-name="T103">zdefiniowane</text:span> funkcje trygonometryczne:</text:p>
      <text:p text:style-name="P29">_<text:span text:style-name="T90">sin(44)</text:span> = 0.<text:span text:style-name="T66">69</text:span>465<text:line-break/>_cos(44) = 0.<text:span text:style-name="T66">71</text:span>933<text:line-break/>_<text:span text:style-name="T90">tan</text:span>(44) = <text:span text:style-name="T66">0</text:span><text:span text:style-name="T22">.</text:span><text:span text:style-name="T66">9</text:span>6568<text:line-break/>_<text:span text:style-name="T90">itan</text:span>(44) = <text:span text:style-name="T66">88</text:span>.69804</text:p>
      <text:p text:style-name="P21">Uwagi:</text:p>
      <text:list xml:id="list868124440" text:style-name="L7">
        <text:list-item>
          <text:p text:style-name="P147">wszystkie parametry funkcji <text:span text:style-name="T88">trygonometrycznych</text:span> <text:span text:style-name="T104">zdefiniowane w c++ </text:span>są wartością liczbową <text:span text:style-name="T23">kąta </text:span><text:span text:style-name="T34">(wartość liczbowa kąta to 44)</text:span></text:p>
        </text:list-item>
        <text:list-item>
          <text:p text:style-name="P148">podałem 5 miejsc <text:span text:style-name="T43">dziesiętnych bez zaokrągleń</text:span></text:p>
        </text:list-item>
        <text:list-item>
          <text:p text:style-name="P149">do dalszych operacji wykorzystam dwie liczby <text:span text:style-name="T92">(</text:span><text:span text:style-name="T74">zaznaczone kolorem</text:span><text:span text:style-name="T92">)</text:span> z każdego <text:span text:style-name="T46">wyniku funkcji</text:span> trygonometryczne<text:span text:style-name="T46">j ponieważ liczba 44 składa się z dwóch cyfr</text:span>:</text:p>
          <text:list>
            <text:list-item>
              <text:p text:style-name="P149">z funkcji _<text:span text:style-name="T2">sin</text:span><text:span text:style-name="T1"> </text:span><text:span text:style-name="T9">oraz</text:span><text:span text:style-name="T1"> _</text:span><text:span text:style-name="T2">cos </text:span><text:span text:style-name="T9">dwie liczby </text:span><text:span text:style-name="T11">dzi</text:span><text:span text:style-name="T12">e</text:span><text:span text:style-name="T11">siętne</text:span></text:p>
            </text:list-item>
            <text:list-item>
              <text:p text:style-name="P149"><text:span text:style-name="T9">z funkcji </text:span><text:span text:style-name="T1">_</text:span><text:span text:style-name="T3">tan</text:span><text:span text:style-name="T1"> </text:span><text:span text:style-name="T9">oraz </text:span><text:span text:style-name="T1">_</text:span><text:span text:style-name="T3">itan </text:span><text:span text:style-name="T9">dwie </text:span><text:span text:style-name="T10">początkowe</text:span><text:span text:style-name="T9"> liczby niezależnie od występowania przecinka</text:span></text:p>
            </text:list-item>
          </text:list>
        </text:list-item>
      </text:list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30"/>
          </table:table-cell>
          <table:table-cell table:style-name="Tabela1.B1" table:number-columns-spanned="2" office:value-type="string">
            <text:p text:style-name="P97">Dwie wyznaczone liczby</text:p>
          </table:table-cell>
          <table:covered-table-cell/>
        </table:table-row>
        <table:table-row>
          <table:table-cell table:style-name="Tabela1.A2" office:value-type="string">
            <text:p text:style-name="P35">_sin(44)</text:p>
          </table:table-cell>
          <table:table-cell table:style-name="Tabela1.A2" office:value-type="string">
            <text:p text:style-name="P93">6</text:p>
          </table:table-cell>
          <table:table-cell table:style-name="Tabela1.C2" office:value-type="string">
            <text:p text:style-name="P93">9</text:p>
          </table:table-cell>
        </table:table-row>
        <table:table-row>
          <table:table-cell table:style-name="Tabela1.A2" office:value-type="string">
            <text:p text:style-name="P30">_cos(44)</text:p>
          </table:table-cell>
          <table:table-cell table:style-name="Tabela1.A2" office:value-type="string">
            <text:p text:style-name="P93">7</text:p>
          </table:table-cell>
          <table:table-cell table:style-name="Tabela1.C2" office:value-type="string">
            <text:p text:style-name="P93">1</text:p>
          </table:table-cell>
        </table:table-row>
        <table:table-row>
          <table:table-cell table:style-name="Tabela1.A2" office:value-type="string">
            <text:p text:style-name="P30">_<text:span text:style-name="T90">tan</text:span>(44)</text:p>
          </table:table-cell>
          <table:table-cell table:style-name="Tabela1.A2" office:value-type="string">
            <text:p text:style-name="P93">0</text:p>
          </table:table-cell>
          <table:table-cell table:style-name="Tabela1.C2" office:value-type="string">
            <text:p text:style-name="P93">9</text:p>
          </table:table-cell>
        </table:table-row>
        <table:table-row>
          <table:table-cell table:style-name="Tabela1.A2" office:value-type="string">
            <text:p text:style-name="P30">_<text:span text:style-name="T90">itan</text:span>(44)</text:p>
          </table:table-cell>
          <table:table-cell table:style-name="Tabela1.A2" office:value-type="string">
            <text:p text:style-name="P93">8</text:p>
          </table:table-cell>
          <table:table-cell table:style-name="Tabela1.C2" office:value-type="string">
            <text:p text:style-name="P93">8</text:p>
          </table:table-cell>
        </table:table-row>
        <table:table-row>
          <table:table-cell table:style-name="Tabela1.A2" office:value-type="string">
            <text:p text:style-name="P30"/>
          </table:table-cell>
          <table:table-cell table:style-name="Tabela1.C2" table:number-columns-spanned="2" office:value-type="string">
            <text:p text:style-name="P102">Suma: <text:span text:style-name="T23">48</text:span></text:p>
          </table:table-cell>
          <table:covered-table-cell/>
        </table:table-row>
      </table:table>
      <text:p text:style-name="P40"/>
      <text:p text:style-name="P21"><text:span text:style-name="T65">Rozbijam</text:span><text:span text:style-name="T9"> każdą liczbę w komórce tabeli </text:span><text:span text:style-name="T14">na liczby będące największymi oraz </text:span><text:span text:style-name="T15">identycznymi</text:span><text:span text:style-name="T14"> liczbami pierwszymi</text:span><text:span text:style-name="T9">: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3"><text:span text:style-name="T93">6 = </text:span><text:span text:style-name="T23">3 + 3</text:span></text:p>
          </table:table-cell>
          <table:table-cell table:style-name="Tabela2.B1" office:value-type="string">
            <text:p text:style-name="P93"><text:span text:style-name="T93">9 = </text:span><text:span text:style-name="T23">3 + 3 + 3</text:span></text:p>
          </table:table-cell>
        </table:table-row>
        <table:table-row>
          <table:table-cell table:style-name="Tabela2.A2" office:value-type="string">
            <text:p text:style-name="P93">7 <text:span text:style-name="T93">= </text:span><text:span text:style-name="T26">7</text:span></text:p>
          </table:table-cell>
          <table:table-cell table:style-name="Tabela2.B2" office:value-type="string">
            <text:p text:style-name="P93">1 <text:span text:style-name="T93">= </text:span><text:span text:style-name="T26">1</text:span></text:p>
          </table:table-cell>
        </table:table-row>
        <table:table-row>
          <table:table-cell table:style-name="Tabela2.A2" office:value-type="string">
            <text:p text:style-name="P112">0 <text:span text:style-name="T93">= </text:span><text:span text:style-name="T26">0</text:span></text:p>
          </table:table-cell>
          <table:table-cell table:style-name="Tabela2.B2" office:value-type="string">
            <text:p text:style-name="P93"><text:span text:style-name="T93">9 = </text:span><text:span text:style-name="T23">3 + 3 + 3</text:span></text:p>
          </table:table-cell>
        </table:table-row>
        <table:table-row>
          <table:table-cell table:style-name="Tabela2.A2" office:value-type="string">
            <text:p text:style-name="P93"><text:span text:style-name="T93">8 = </text:span><text:span text:style-name="T23">2 + 2 + 2 + 2</text:span></text:p>
          </table:table-cell>
          <table:table-cell table:style-name="Tabela2.B2" office:value-type="string">
            <text:p text:style-name="P93"><text:span text:style-name="T94">8 = </text:span><text:span text:style-name="T23">2 + 2 + 2 + 2</text:span></text:p>
          </table:table-cell>
        </table:table-row>
      </table:table>
      <text:p text:style-name="P40"/>
      <text:p text:style-name="P21"><text:span text:style-name="T9">Następnie </text:span><text:span text:style-name="T65">sumuję</text:span><text:span text:style-name="T9"> każdą komórkę </text:span><text:span text:style-name="T16">(przed rozbiciem lub po – nie ma znaczenia)</text:span><text:span text:style-name="T9">:</text:span></text:p>
      <text:p text:style-name="P22"><text:span text:style-name="T13">6 + 9 +<text:line-break/>7 + 1 +<text:line-break/>0 + 9 +<text:line-break/>8 + 8 </text:span><text:span text:style-name="T9">= </text:span><text:span text:style-name="T21">48</text:span></text:p>
      <text:p text:style-name="P26"><text:span text:style-name="T9">Mając na uwadze, </text:span><text:span text:style-name="T17">że liczba 44 znajduję się o jedno miejsce od liczby środka symetrii (45 – o tym troszkę dalej) odejmuję odległość czyli liczbę -1.</text:span></text:p>
      <text:p text:style-name="P47"/>
      <text:p text:style-name="P47"/>
      <text:p text:style-name="P44">48 – 1 = 47</text:p>
      <text:p text:style-name="P27"><text:span text:style-name="T9">Co daje wynik </text:span><text:span text:style-name="T20">będący liczbą pierwszą</text:span><text:span text:style-name="T9">.</text:span></text:p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76"><text:soft-page-break/><text:span text:style-name="T23">Przykład </text:span><text:span text:style-name="T24">I</text:span><text:span text:style-name="T27">I</text:span><text:span text:style-name="T24">, podstawowy.<text:line-break/>Dotyczy liczby </text:span><text:span text:style-name="T67">4</text:span><text:span text:style-name="T69">3</text:span><text:span text:style-name="T47">.</text:span></text:p>
      <text:p text:style-name="P60"/>
      <text:p text:style-name="P19"><text:span text:style-name="T69">Obieram</text:span><text:span text:style-name="T64"> </text:span><text:span text:style-name="T70">liczbę podstawową parzystą </text:span><text:span text:style-name="T71">symetryczną</text:span><text:span text:style-name="T95">.</text:span></text:p>
      <text:p text:style-name="P19">Liczba podstawowa: 4<text:span text:style-name="T105">3</text:span> – w systemie dziesiętnym składa się z <text:span text:style-name="T23">dwóch</text:span> <text:span text:style-name="T23">osobnych </text:span><text:span text:style-name="T25">cyfr</text:span>: <text:span text:style-name="T45">cyfry</text:span> 4 oraz <text:span text:style-name="T45">cyfry 3</text:span>.</text:p>
      <text:p text:style-name="P23"><text:span text:style-name="T68">Obliczam</text:span><text:span text:style-name="T86"> </text:span>następujące operacje stosując <text:span text:style-name="T103">zdefiniowane</text:span> funkcje trygonometryczne:</text:p>
      <text:p text:style-name="P23"><text:span text:style-name="T1">_</text:span><text:span text:style-name="T5">sin(4</text:span><text:span text:style-name="T6">3</text:span><text:span text:style-name="T5">)</text:span><text:span text:style-name="T1"> = 0.</text:span><text:span text:style-name="T73">6</text:span><text:span text:style-name="T75">8</text:span><text:span text:style-name="T1"><text:line-break/>_cos(4</text:span><text:span text:style-name="T6">3</text:span><text:span text:style-name="T1">) = 0.</text:span><text:span text:style-name="T73">7</text:span><text:span text:style-name="T75">3</text:span><text:span text:style-name="T1"><text:line-break/>_</text:span><text:span text:style-name="T5">tan</text:span><text:span text:style-name="T1">(4</text:span><text:span text:style-name="T6">3</text:span><text:span text:style-name="T1">) = </text:span><text:span text:style-name="T73">0</text:span><text:span text:style-name="T22">.</text:span><text:span text:style-name="T73">9</text:span><text:span text:style-name="T1"><text:line-break/>_</text:span><text:span text:style-name="T5">itan</text:span><text:span text:style-name="T1">(4</text:span><text:span text:style-name="T6">3</text:span><text:span text:style-name="T1">) = </text:span><text:span text:style-name="T73">88</text:span></text:p>
      <table:table table:name="Tabela3" table:style-name="Tabela3">
        <table:table-column table:style-name="Tabela3.A" table:number-columns-repeated="2"/>
        <table:table-column table:style-name="Tabela3.C"/>
        <table:table-row>
          <table:table-cell table:style-name="Tabela3.A1" office:value-type="string">
            <text:p text:style-name="P31"/>
          </table:table-cell>
          <table:table-cell table:style-name="Tabela3.B1" table:number-columns-spanned="2" office:value-type="string">
            <text:p text:style-name="P98">Dwie wyznaczone liczby</text:p>
          </table:table-cell>
          <table:covered-table-cell/>
        </table:table-row>
        <table:table-row>
          <table:table-cell table:style-name="Tabela3.A2" office:value-type="string">
            <text:p text:style-name="P36">_sin(4<text:span text:style-name="T105">3</text:span>)</text:p>
          </table:table-cell>
          <table:table-cell table:style-name="Tabela3.A2" office:value-type="string">
            <text:p text:style-name="P94">6</text:p>
          </table:table-cell>
          <table:table-cell table:style-name="Tabela3.C2" office:value-type="string">
            <text:p text:style-name="P107">8</text:p>
          </table:table-cell>
        </table:table-row>
        <table:table-row>
          <table:table-cell table:style-name="Tabela3.A2" office:value-type="string">
            <text:p text:style-name="P31">_cos(4<text:span text:style-name="T105">3</text:span>)</text:p>
          </table:table-cell>
          <table:table-cell table:style-name="Tabela3.A2" office:value-type="string">
            <text:p text:style-name="P94">7</text:p>
          </table:table-cell>
          <table:table-cell table:style-name="Tabela3.C2" office:value-type="string">
            <text:p text:style-name="P107">3</text:p>
          </table:table-cell>
        </table:table-row>
        <table:table-row>
          <table:table-cell table:style-name="Tabela3.A2" office:value-type="string">
            <text:p text:style-name="P31">_<text:span text:style-name="T90">tan</text:span>(4<text:span text:style-name="T105">3</text:span>)</text:p>
          </table:table-cell>
          <table:table-cell table:style-name="Tabela3.A2" office:value-type="string">
            <text:p text:style-name="P94">0</text:p>
          </table:table-cell>
          <table:table-cell table:style-name="Tabela3.C2" office:value-type="string">
            <text:p text:style-name="P94">9</text:p>
          </table:table-cell>
        </table:table-row>
        <table:table-row>
          <table:table-cell table:style-name="Tabela3.A2" office:value-type="string">
            <text:p text:style-name="P31">_<text:span text:style-name="T90">itan</text:span>(4<text:span text:style-name="T105">3</text:span>)</text:p>
          </table:table-cell>
          <table:table-cell table:style-name="Tabela3.A2" office:value-type="string">
            <text:p text:style-name="P94">8</text:p>
          </table:table-cell>
          <table:table-cell table:style-name="Tabela3.C2" office:value-type="string">
            <text:p text:style-name="P94">8</text:p>
          </table:table-cell>
        </table:table-row>
        <table:table-row>
          <table:table-cell table:style-name="Tabela3.A2" office:value-type="string">
            <text:p text:style-name="P31"/>
          </table:table-cell>
          <table:table-cell table:style-name="Tabela3.C2" table:number-columns-spanned="2" office:value-type="string">
            <text:p text:style-name="P103">Suma: <text:span text:style-name="T23">4</text:span><text:span text:style-name="T27">9</text:span></text:p>
          </table:table-cell>
          <table:covered-table-cell/>
        </table:table-row>
      </table:table>
      <text:p text:style-name="P41"/>
      <text:p text:style-name="P23"><text:span text:style-name="T9">Następnie </text:span><text:span text:style-name="T65">sumuję</text:span><text:span text:style-name="T9"> każdą komórkę:</text:span></text:p>
      <text:p text:style-name="P23"><text:span text:style-name="T13">6 + </text:span><text:span text:style-name="T18">8</text:span><text:span text:style-name="T13"> +<text:line-break/>7 + </text:span><text:span text:style-name="T18">3</text:span><text:span text:style-name="T13"> +<text:line-break/>0 + 9 +<text:line-break/>8 + 8 </text:span><text:span text:style-name="T9">= </text:span><text:span text:style-name="T21">48</text:span></text:p>
      <text:p text:style-name="P23"><text:span text:style-name="T21"/></text:p>
      <text:p text:style-name="P28"><text:span text:style-name="T9">Mając na uwadze, </text:span><text:span text:style-name="T17">że liczba 4</text:span><text:span text:style-name="T18">3</text:span><text:span text:style-name="T17"> znajduję się o </text:span><text:span text:style-name="T19">dwa</text:span><text:span text:style-name="T17"> miejsc</text:span><text:span text:style-name="T19">a</text:span><text:span text:style-name="T17"> od liczby środka symetrii (45) odejmuję odległość czyli liczbę -</text:span><text:span text:style-name="T18">2</text:span><text:span text:style-name="T17">.</text:span></text:p>
      <text:p text:style-name="P45">4<text:span text:style-name="T105">9</text:span> – <text:span text:style-name="T105">2</text:span> = 47</text:p>
      <text:p text:style-name="P28"><text:span text:style-name="T9">Co daje wynik </text:span><text:span text:style-name="T20">będący liczbą pierwszą</text:span><text:span text:style-name="T9">.</text:span></text:p>
      <text:p text:style-name="P45"/>
      <text:p text:style-name="P63">Liczba 43 <text:span text:style-name="T160">jest</text:span> symetryczna względem liczby 45. Co oznacza, że liczba 46 oraz liczba 47 również zawiera się w symetrii.</text:p>
      <text:p text:style-name="P63">Spróbujmy:</text:p>
      <text:p text:style-name="P63"/>
      <text:p text:style-name="P24"><text:span text:style-name="T1">_</text:span><text:span text:style-name="T5">sin(4</text:span><text:span text:style-name="T7">6</text:span><text:span text:style-name="T5">)</text:span><text:span text:style-name="T1"> = 0.</text:span><text:span text:style-name="T76">71</text:span><text:span text:style-name="T1"><text:line-break/>_cos(4</text:span><text:span text:style-name="T7">6</text:span><text:span text:style-name="T1">) = 0.</text:span><text:span text:style-name="T76">69</text:span><text:span text:style-name="T1"><text:line-break/>_</text:span><text:span text:style-name="T5">tan</text:span><text:span text:style-name="T1">(4</text:span><text:span text:style-name="T7">6</text:span><text:span text:style-name="T1">) = </text:span><text:span text:style-name="T77">1</text:span><text:span text:style-name="T22">.</text:span><text:span text:style-name="T77">0</text:span><text:span text:style-name="T1"><text:line-break/>_</text:span><text:span text:style-name="T5">itan</text:span><text:span text:style-name="T1">(4</text:span><text:span text:style-name="T7">6</text:span><text:span text:style-name="T1">) = </text:span><text:span text:style-name="T73">88</text:span></text:p>
      <text:p text:style-name="P24"><text:span text:style-name="T73"/></text:p>
      <table:table table:name="Tabela4" table:style-name="Tabela4">
        <table:table-column table:style-name="Tabela4.A" table:number-columns-repeated="2"/>
        <table:table-column table:style-name="Tabela4.C"/>
        <table:table-row>
          <table:table-cell table:style-name="Tabela4.A1" office:value-type="string">
            <text:p text:style-name="P32"/>
          </table:table-cell>
          <table:table-cell table:style-name="Tabela4.B1" table:number-columns-spanned="2" office:value-type="string">
            <text:p text:style-name="P99">Dwie wyznaczone liczby</text:p>
          </table:table-cell>
          <table:covered-table-cell/>
        </table:table-row>
        <table:table-row>
          <table:table-cell table:style-name="Tabela4.A2" office:value-type="string">
            <text:p text:style-name="P37">_sin(4<text:span text:style-name="T160">6</text:span>)</text:p>
          </table:table-cell>
          <table:table-cell table:style-name="Tabela4.A2" office:value-type="string">
            <text:p text:style-name="P108">7</text:p>
          </table:table-cell>
          <table:table-cell table:style-name="Tabela4.C2" office:value-type="string">
            <text:p text:style-name="P108">1</text:p>
          </table:table-cell>
        </table:table-row>
        <table:table-row>
          <table:table-cell table:style-name="Tabela4.A2" office:value-type="string">
            <text:p text:style-name="P32">_cos(4<text:span text:style-name="T160">6</text:span>)</text:p>
          </table:table-cell>
          <table:table-cell table:style-name="Tabela4.A2" office:value-type="string">
            <text:p text:style-name="P108">6</text:p>
          </table:table-cell>
          <table:table-cell table:style-name="Tabela4.C2" office:value-type="string">
            <text:p text:style-name="P108">9</text:p>
          </table:table-cell>
        </table:table-row>
        <table:table-row>
          <table:table-cell table:style-name="Tabela4.A2" office:value-type="string">
            <text:p text:style-name="P32">_<text:span text:style-name="T90">tan</text:span>(4<text:span text:style-name="T160">6</text:span>)</text:p>
          </table:table-cell>
          <table:table-cell table:style-name="Tabela4.A2" office:value-type="string">
            <text:p text:style-name="P108">1</text:p>
          </table:table-cell>
          <table:table-cell table:style-name="Tabela4.C2" office:value-type="string">
            <text:p text:style-name="P108">0</text:p>
          </table:table-cell>
        </table:table-row>
        <table:table-row>
          <table:table-cell table:style-name="Tabela4.A2" office:value-type="string">
            <text:p text:style-name="P32">_<text:span text:style-name="T90">itan</text:span>(4<text:span text:style-name="T160">6</text:span>)</text:p>
          </table:table-cell>
          <table:table-cell table:style-name="Tabela4.A2" office:value-type="string">
            <text:p text:style-name="P108">8</text:p>
          </table:table-cell>
          <table:table-cell table:style-name="Tabela4.C2" office:value-type="string">
            <text:p text:style-name="P95">8</text:p>
          </table:table-cell>
        </table:table-row>
        <table:table-row>
          <table:table-cell table:style-name="Tabela4.A2" office:value-type="string">
            <text:p text:style-name="P32"/>
          </table:table-cell>
          <table:table-cell table:style-name="Tabela4.C2" table:number-columns-spanned="2" office:value-type="string">
            <text:p text:style-name="P104">Suma: <text:span text:style-name="T28">40</text:span></text:p>
          </table:table-cell>
          <table:covered-table-cell/>
        </table:table-row>
      </table:table>
      <text:p text:style-name="P42"/>
      <text:p text:style-name="P46">Od środka symetrii (45) dzieli nas +1</text:p>
      <text:p text:style-name="P46">40 + 1 = 41 – <text:span text:style-name="T23">jest to liczba pierwsza</text:span></text:p>
      <text:p text:style-name="P50"/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oft-page-break/><text:span text:style-name="T1">_</text:span><text:span text:style-name="T5">sin(4</text:span><text:span text:style-name="T8">7</text:span><text:span text:style-name="T5">)</text:span><text:span text:style-name="T1"> = 0.</text:span><text:span text:style-name="T76">7</text:span><text:span text:style-name="T77">3</text:span><text:span text:style-name="T1"><text:line-break/>_cos(4</text:span><text:span text:style-name="T8">7</text:span><text:span text:style-name="T1">) = 0.</text:span><text:span text:style-name="T76">6</text:span><text:span text:style-name="T77">8</text:span><text:span text:style-name="T1"><text:line-break/>_</text:span><text:span text:style-name="T5">tan</text:span><text:span text:style-name="T1">(4</text:span><text:span text:style-name="T8">7</text:span><text:span text:style-name="T1">) = </text:span><text:span text:style-name="T77">1</text:span><text:span text:style-name="T22">.</text:span><text:span text:style-name="T77">0</text:span><text:span text:style-name="T1"><text:line-break/>_</text:span><text:span text:style-name="T5">itan</text:span><text:span text:style-name="T1">(4</text:span><text:span text:style-name="T8">7</text:span><text:span text:style-name="T1">) = </text:span><text:span text:style-name="T73">88</text:span></text:p>
      <text:p text:style-name="P25"><text:span text:style-name="T73"/></text:p>
      <table:table table:name="Tabela5" table:style-name="Tabela5">
        <table:table-column table:style-name="Tabela5.A" table:number-columns-repeated="2"/>
        <table:table-column table:style-name="Tabela5.C"/>
        <table:table-row>
          <table:table-cell table:style-name="Tabela5.A1" office:value-type="string">
            <text:p text:style-name="P33"/>
          </table:table-cell>
          <table:table-cell table:style-name="Tabela5.B1" table:number-columns-spanned="2" office:value-type="string">
            <text:p text:style-name="P100">Dwie wyznaczone liczby</text:p>
          </table:table-cell>
          <table:covered-table-cell/>
        </table:table-row>
        <table:table-row>
          <table:table-cell table:style-name="Tabela5.A2" office:value-type="string">
            <text:p text:style-name="P38">_sin(4<text:span text:style-name="T106">7</text:span>)</text:p>
          </table:table-cell>
          <table:table-cell table:style-name="Tabela5.A2" office:value-type="string">
            <text:p text:style-name="P108">7</text:p>
          </table:table-cell>
          <table:table-cell table:style-name="Tabela5.C2" office:value-type="string">
            <text:p text:style-name="P108">3</text:p>
          </table:table-cell>
        </table:table-row>
        <table:table-row>
          <table:table-cell table:style-name="Tabela5.A2" office:value-type="string">
            <text:p text:style-name="P33">_cos(4<text:span text:style-name="T106">7</text:span>)</text:p>
          </table:table-cell>
          <table:table-cell table:style-name="Tabela5.A2" office:value-type="string">
            <text:p text:style-name="P108">6</text:p>
          </table:table-cell>
          <table:table-cell table:style-name="Tabela5.C2" office:value-type="string">
            <text:p text:style-name="P108">8</text:p>
          </table:table-cell>
        </table:table-row>
        <table:table-row>
          <table:table-cell table:style-name="Tabela5.A2" office:value-type="string">
            <text:p text:style-name="P33">_<text:span text:style-name="T90">tan</text:span>(4<text:span text:style-name="T106">7</text:span>)</text:p>
          </table:table-cell>
          <table:table-cell table:style-name="Tabela5.A2" office:value-type="string">
            <text:p text:style-name="P108">1</text:p>
          </table:table-cell>
          <table:table-cell table:style-name="Tabela5.C2" office:value-type="string">
            <text:p text:style-name="P108">0</text:p>
          </table:table-cell>
        </table:table-row>
        <table:table-row>
          <table:table-cell table:style-name="Tabela5.A2" office:value-type="string">
            <text:p text:style-name="P33">_<text:span text:style-name="T90">itan</text:span>(4<text:span text:style-name="T106">7</text:span>)</text:p>
          </table:table-cell>
          <table:table-cell table:style-name="Tabela5.A2" office:value-type="string">
            <text:p text:style-name="P108">8</text:p>
          </table:table-cell>
          <table:table-cell table:style-name="Tabela5.C2" office:value-type="string">
            <text:p text:style-name="P96">8</text:p>
          </table:table-cell>
        </table:table-row>
        <table:table-row>
          <table:table-cell table:style-name="Tabela5.A2" office:value-type="string">
            <text:p text:style-name="P33"/>
          </table:table-cell>
          <table:table-cell table:style-name="Tabela5.C2" table:number-columns-spanned="2" office:value-type="string">
            <text:p text:style-name="P105">Suma: <text:span text:style-name="T28">41</text:span></text:p>
          </table:table-cell>
          <table:covered-table-cell/>
        </table:table-row>
      </table:table>
      <text:p text:style-name="P43"/>
      <text:p text:style-name="P46">Od środka symetrii (4<text:span text:style-name="T160">1</text:span>) dzieli nas +2</text:p>
      <text:p text:style-name="P46">41 + 2 = 43 – <text:span text:style-name="T23">jest to liczba pierwsza</text:span></text:p>
      <text:p text:style-name="P25"><text:span text:style-name="T1"/></text:p>
      <text:p text:style-name="P48">Symetria wyglądała następująco: 43, 44, <text:span text:style-name="T23">45</text:span>, 46, 47<text:line-break/> <text:s text:c="53"/></text:p>
      <text:p text:style-name="P48"/>
      <text:p text:style-name="P48">Spróbujemy z liczbami symetrycznymi trzycyfrowymi.</text:p>
      <text:p text:style-name="P48">Jedną z takich <text:span text:style-name="T107">zawierających się w symetrii </text:span>jest liczba <text:span text:style-name="T29">342</text:span>. <text:span text:style-name="T107">Środkiem symetrii jest liczba </text:span><text:span text:style-name="T29">343</text:span><text:span text:style-name="T165">, a więc liczba </text:span><text:span text:style-name="T33">344 </text:span><text:span text:style-name="T164">także zawiera się w symetrii.</text:span></text:p>
      <text:p text:style-name="P64"><text:span text:style-name="T78"/></text:p>
      <text:p text:style-name="P64"/>
      <table:table table:name="Tabela7" table:style-name="Tabela7">
        <table:table-column table:style-name="Tabela7.A"/>
        <table:table-column table:style-name="Tabela7.B"/>
        <table:table-column table:style-name="Tabela7.C" table:number-columns-repeated="2"/>
        <table:table-row>
          <table:table-cell table:style-name="Tabela7.A1" office:value-type="string">
            <text:p text:style-name="P33"/>
          </table:table-cell>
          <table:table-cell table:style-name="Tabela7.B1" table:number-columns-spanned="3" office:value-type="string">
            <text:p text:style-name="P100"><text:span text:style-name="T159">Trzy </text:span>wyznaczone liczby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38">_sin(<text:span text:style-name="T161">342</text:span>)</text:p>
          </table:table-cell>
          <table:table-cell table:style-name="Tabela7.A2" office:value-type="string">
            <text:p text:style-name="P111">3</text:p>
          </table:table-cell>
          <table:table-cell table:style-name="Tabela7.A2" office:value-type="string">
            <text:p text:style-name="P111">0</text:p>
          </table:table-cell>
          <table:table-cell table:style-name="Tabela7.D2" office:value-type="string">
            <text:p text:style-name="P111">9</text:p>
          </table:table-cell>
        </table:table-row>
        <table:table-row>
          <table:table-cell table:style-name="Tabela7.A2" office:value-type="string">
            <text:p text:style-name="P33">_cos(<text:span text:style-name="T161">342</text:span>)</text:p>
          </table:table-cell>
          <table:table-cell table:style-name="Tabela7.A2" office:value-type="string">
            <text:p text:style-name="P185">9</text:p>
          </table:table-cell>
          <table:table-cell table:style-name="Tabela7.A2" office:value-type="string">
            <text:p text:style-name="P185">5</text:p>
          </table:table-cell>
          <table:table-cell table:style-name="Tabela7.D2" office:value-type="string">
            <text:p text:style-name="P185">1</text:p>
          </table:table-cell>
        </table:table-row>
        <table:table-row>
          <table:table-cell table:style-name="Tabela7.A2" office:value-type="string">
            <text:p text:style-name="P33">_<text:span text:style-name="T90">tan</text:span>(<text:span text:style-name="T161">342</text:span>)</text:p>
          </table:table-cell>
          <table:table-cell table:style-name="Tabela7.A2" office:value-type="string">
            <text:p text:style-name="P111">0</text:p>
          </table:table-cell>
          <table:table-cell table:style-name="Tabela7.A2" office:value-type="string">
            <text:p text:style-name="P111">3</text:p>
          </table:table-cell>
          <table:table-cell table:style-name="Tabela7.D2" office:value-type="string">
            <text:p text:style-name="P111">2</text:p>
          </table:table-cell>
        </table:table-row>
        <table:table-row>
          <table:table-cell table:style-name="Tabela7.A2" office:value-type="string">
            <text:p text:style-name="P33">_<text:span text:style-name="T90">itan</text:span>(<text:span text:style-name="T161">342</text:span>)</text:p>
          </table:table-cell>
          <table:table-cell table:style-name="Tabela7.A2" office:value-type="string">
            <text:p text:style-name="P108">8</text:p>
          </table:table-cell>
          <table:table-cell table:style-name="Tabela7.A2" office:value-type="string">
            <text:p text:style-name="P110">9</text:p>
          </table:table-cell>
          <table:table-cell table:style-name="Tabela7.D2" office:value-type="string">
            <text:p text:style-name="P111">8</text:p>
          </table:table-cell>
        </table:table-row>
        <table:table-row>
          <table:table-cell table:style-name="Tabela7.A2" office:value-type="string">
            <text:p text:style-name="P33"/>
          </table:table-cell>
          <table:table-cell table:style-name="Tabela7.D2" table:number-columns-spanned="3" office:value-type="string">
            <text:p text:style-name="P105">Suma: <text:span text:style-name="T30">57</text:span></text:p>
          </table:table-cell>
          <table:covered-table-cell/>
          <table:covered-table-cell/>
        </table:table-row>
      </table:table>
      <text:p text:style-name="P49"/>
      <text:p text:style-name="P156">Liczba 57 <text:span text:style-name="T31">już jest liczbą pierwszą</text:span></text:p>
      <text:p text:style-name="P155"/>
      <table:table table:name="Tabela6" table:style-name="Tabela6">
        <table:table-column table:style-name="Tabela6.A"/>
        <table:table-column table:style-name="Tabela6.B"/>
        <table:table-column table:style-name="Tabela6.C" table:number-columns-repeated="2"/>
        <table:table-row>
          <table:table-cell table:style-name="Tabela6.A1" office:value-type="string">
            <text:p text:style-name="P160"/>
          </table:table-cell>
          <table:table-cell table:style-name="Tabela6.B1" table:number-columns-spanned="3" office:value-type="string">
            <text:p text:style-name="P182"><text:span text:style-name="T159">Trzy </text:span>wyznaczone liczby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161">_sin(<text:span text:style-name="T162">343</text:span>)</text:p>
          </table:table-cell>
          <table:table-cell table:style-name="Tabela6.A2" office:value-type="string">
            <text:p text:style-name="P185">2</text:p>
          </table:table-cell>
          <table:table-cell table:style-name="Tabela6.A2" office:value-type="string">
            <text:p text:style-name="P186">9</text:p>
          </table:table-cell>
          <table:table-cell table:style-name="Tabela6.D2" office:value-type="string">
            <text:p text:style-name="P186">2</text:p>
          </table:table-cell>
        </table:table-row>
        <table:table-row>
          <table:table-cell table:style-name="Tabela6.A2" office:value-type="string">
            <text:p text:style-name="P160">_cos(<text:span text:style-name="T162">343</text:span>)</text:p>
          </table:table-cell>
          <table:table-cell table:style-name="Tabela6.A2" office:value-type="string">
            <text:p text:style-name="P186">9</text:p>
          </table:table-cell>
          <table:table-cell table:style-name="Tabela6.A2" office:value-type="string">
            <text:p text:style-name="P186">5</text:p>
          </table:table-cell>
          <table:table-cell table:style-name="Tabela6.D2" office:value-type="string">
            <text:p text:style-name="P186">6</text:p>
          </table:table-cell>
        </table:table-row>
        <table:table-row>
          <table:table-cell table:style-name="Tabela6.A2" office:value-type="string">
            <text:p text:style-name="P160">_<text:span text:style-name="T90">tan</text:span>(<text:span text:style-name="T162">343</text:span>)</text:p>
          </table:table-cell>
          <table:table-cell table:style-name="Tabela6.A2" office:value-type="string">
            <text:p text:style-name="P186">3</text:p>
          </table:table-cell>
          <table:table-cell table:style-name="Tabela6.A2" office:value-type="string">
            <text:p text:style-name="P186">0</text:p>
          </table:table-cell>
          <table:table-cell table:style-name="Tabela6.D2" office:value-type="string">
            <text:p text:style-name="P186">5</text:p>
          </table:table-cell>
        </table:table-row>
        <table:table-row>
          <table:table-cell table:style-name="Tabela6.A2" office:value-type="string">
            <text:p text:style-name="P160">_<text:span text:style-name="T90">itan</text:span>(<text:span text:style-name="T162">343</text:span>)</text:p>
          </table:table-cell>
          <table:table-cell table:style-name="Tabela6.A2" office:value-type="string">
            <text:p text:style-name="P184">8</text:p>
          </table:table-cell>
          <table:table-cell table:style-name="Tabela6.A2" office:value-type="string">
            <text:p text:style-name="P184">9</text:p>
          </table:table-cell>
          <table:table-cell table:style-name="Tabela6.D2" office:value-type="string">
            <text:p text:style-name="P186">8</text:p>
          </table:table-cell>
        </table:table-row>
        <table:table-row>
          <table:table-cell table:style-name="Tabela6.A2" office:value-type="string">
            <text:p text:style-name="P160"/>
          </table:table-cell>
          <table:table-cell table:style-name="Tabela6.D2" table:number-columns-spanned="3" office:value-type="string">
            <text:p text:style-name="P183">Suma: <text:span text:style-name="T31">66</text:span></text:p>
          </table:table-cell>
          <table:covered-table-cell/>
          <table:covered-table-cell/>
        </table:table-row>
      </table:table>
      <text:p text:style-name="P154"/>
      <text:p text:style-name="P166">66 + 1 = 67 – <text:span text:style-name="T23">jest to liczba pierwsza</text:span></text:p>
      <text:p text:style-name="P65"/>
      <text:p text:style-name="P65"/>
      <table:table table:name="Tabela8" table:style-name="Tabela8">
        <table:table-column table:style-name="Tabela8.A"/>
        <table:table-column table:style-name="Tabela8.B"/>
        <table:table-column table:style-name="Tabela8.C" table:number-columns-repeated="2"/>
        <table:table-row>
          <table:table-cell table:style-name="Tabela8.A1" office:value-type="string">
            <text:p text:style-name="P34"/>
          </table:table-cell>
          <table:table-cell table:style-name="Tabela8.B1" table:number-columns-spanned="3" office:value-type="string">
            <text:p text:style-name="P101">Dwie wyznaczone liczby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39">_sin(<text:span text:style-name="T163">344</text:span>)</text:p>
          </table:table-cell>
          <table:table-cell table:style-name="Tabela8.A2" office:value-type="string">
            <text:p text:style-name="P187">2</text:p>
          </table:table-cell>
          <table:table-cell table:style-name="Tabela8.A2" office:value-type="string">
            <text:p text:style-name="P110">7</text:p>
          </table:table-cell>
          <table:table-cell table:style-name="Tabela8.D2" office:value-type="string">
            <text:p text:style-name="P187">5</text:p>
          </table:table-cell>
        </table:table-row>
        <table:table-row>
          <table:table-cell table:style-name="Tabela8.A2" office:value-type="string">
            <text:p text:style-name="P34">_cos(<text:span text:style-name="T163">344</text:span>)</text:p>
          </table:table-cell>
          <table:table-cell table:style-name="Tabela8.A2" office:value-type="string">
            <text:p text:style-name="P187">9</text:p>
          </table:table-cell>
          <table:table-cell table:style-name="Tabela8.A2" office:value-type="string">
            <text:p text:style-name="P187">6</text:p>
          </table:table-cell>
          <table:table-cell table:style-name="Tabela8.D2" office:value-type="string">
            <text:p text:style-name="P110">1</text:p>
          </table:table-cell>
        </table:table-row>
        <table:table-row>
          <table:table-cell table:style-name="Tabela8.A2" office:value-type="string">
            <text:p text:style-name="P34">_<text:span text:style-name="T90">tan</text:span>(<text:span text:style-name="T163">344</text:span>)</text:p>
          </table:table-cell>
          <table:table-cell table:style-name="Tabela8.A2" office:value-type="string">
            <text:p text:style-name="P187">2</text:p>
          </table:table-cell>
          <table:table-cell table:style-name="Tabela8.A2" office:value-type="string">
            <text:p text:style-name="P187">8</text:p>
          </table:table-cell>
          <table:table-cell table:style-name="Tabela8.D2" office:value-type="string">
            <text:p text:style-name="P187">6</text:p>
          </table:table-cell>
        </table:table-row>
        <table:table-row>
          <table:table-cell table:style-name="Tabela8.A2" office:value-type="string">
            <text:p text:style-name="P34">_<text:span text:style-name="T90">itan</text:span>(<text:span text:style-name="T163">344</text:span>)</text:p>
          </table:table-cell>
          <table:table-cell table:style-name="Tabela8.A2" office:value-type="string">
            <text:p text:style-name="P109">8</text:p>
          </table:table-cell>
          <table:table-cell table:style-name="Tabela8.A2" office:value-type="string">
            <text:p text:style-name="P110">9</text:p>
          </table:table-cell>
          <table:table-cell table:style-name="Tabela8.D2" office:value-type="string">
            <text:p text:style-name="P187">8</text:p>
          </table:table-cell>
        </table:table-row>
        <table:table-row>
          <table:table-cell table:style-name="Tabela8.A2" office:value-type="string">
            <text:p text:style-name="P34"/>
          </table:table-cell>
          <table:table-cell table:style-name="Tabela8.D2" table:number-columns-spanned="3" office:value-type="string">
            <text:p text:style-name="P106">Suma: <text:span text:style-name="T32">71</text:span></text:p>
          </table:table-cell>
          <table:covered-table-cell/>
          <table:covered-table-cell/>
        </table:table-row>
      </table:table>
      <text:p text:style-name="P157"/>
      <text:p text:style-name="P158">Liczba 71 – <text:span text:style-name="T23">już jest liczbą pierwszą</text:span></text:p>
      <text:p text:style-name="P158"><text:span text:style-name="T23"/></text:p>
      <text:p text:style-name="P159">Jest to inny rodzaj symetrii, który można opisać krótko 0 – 1 – 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name="Liberation Mono" fo:font-family="'Liberation Mono'" style:font-family-generic="modern" style:font-pitch="fixed" fo:font-size="10pt" fo:background-color="transparen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20:17:37.140813745</meta:creation-date>
    <dc:date>2019-01-16T14:59:43.632184406</dc:date>
    <meta:editing-duration>P4DT5H48M45S</meta:editing-duration>
    <meta:editing-cycles>640</meta:editing-cycles>
    <meta:generator>LibreOffice/6.1.3.2$Linux_X86_64 LibreOffice_project/10$Build-2</meta:generator>
    <meta:document-statistic meta:table-count="11" meta:image-count="0" meta:object-count="0" meta:page-count="8" meta:paragraph-count="341" meta:word-count="1652" meta:character-count="9193" meta:non-whitespace-character-count="7739"/>
  </office:meta>
</office:document-meta>
</file>